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細明體3" svg:font-family="細明體, MingLiU" style:font-family-generic="modern"/>
    <style:font-face style:name="標楷體1" svg:font-family="標楷體" style:font-family-generic="script"/>
    <style:font-face style:name="Lucida Sans1" svg:font-family="'Lucida Sans'" style:font-family-generic="swiss"/>
    <style:font-face style:name="細明體1" svg:font-family="細明體" style:font-family-generic="modern" style:font-pitch="fixed"/>
    <style:font-face style:name="標楷體" svg:font-family="標楷體" style:font-family-generic="script" style:font-pitch="fixed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2" svg:font-family="新細明體, PMingLiU" style:font-family-generic="roman" style:font-pitch="variable"/>
    <style:font-face style:name="細明體" svg:font-family="細明體" style:font-family-generic="roman" style:font-pitch="variable"/>
    <style:font-face style:name="華康粗黑體" svg:font-family="華康粗黑體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  <style:font-face style:name="Wingdings 31" svg:font-family="'Wingdings 3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2" svg:font-family="細明體" style:font-family-generic="system" style:font-pitch="variable"/>
    <style:font-face style:name="華康中黑體" svg:font-family="華康中黑體" style:font-family-generic="system" style:font-pitch="variable"/>
    <style:font-face style:name="華康粗黑體1" svg:font-family="華康粗黑體" style:font-family-generic="system" style:font-pitch="variable"/>
  </office:font-face-decls>
  <office:automatic-styles>
    <style:style style:name="表格3" style:family="table">
      <style:table-properties style:width="17cm" fo:margin-left="0cm" fo:margin-top="0cm" fo:margin-bottom="0cm" table:align="left" style:writing-mode="lr-tb"/>
    </style:style>
    <style:style style:name="表格3.A" style:family="table-column">
      <style:table-column-properties style:column-width="1.998cm"/>
    </style:style>
    <style:style style:name="表格3.B" style:family="table-column">
      <style:table-column-properties style:column-width="5.001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2" style:family="table-row">
      <style:table-row-properties style:min-row-height="1.011cm" fo:keep-together="auto"/>
    </style:style>
    <style:style style:name="表格3.C2" style:family="table-cell">
      <style:table-cell-properties fo:padding-left="0.191cm" fo:padding-right="0.191cm" fo:padding-top="0cm" fo:padding-bottom="0cm" fo:border="0.5pt solid #000000"/>
    </style:style>
    <style:style style:name="表格3.D2" style:family="table-cell">
      <style:table-cell-properties fo:padding-left="0.191cm" fo:padding-right="0.191cm" fo:padding-top="0cm" fo:padding-bottom="0cm" fo:border="0.5pt solid #000000"/>
    </style:style>
    <style:style style:name="表格3.C3" style:family="table-cell">
      <style:table-cell-properties fo:padding-left="0.191cm" fo:padding-right="0.191cm" fo:padding-top="0cm" fo:padding-bottom="0cm" fo:border="0.5pt solid #000000"/>
    </style:style>
    <style:style style:name="表格3.D3" style:family="table-cell">
      <style:table-cell-properties fo:padding-left="0.191cm" fo:padding-right="0.191cm" fo:padding-top="0cm" fo:padding-bottom="0cm" fo:border="0.5pt solid #000000"/>
    </style:style>
    <style:style style:name="表格3.C4" style:family="table-cell">
      <style:table-cell-properties fo:padding-left="0.191cm" fo:padding-right="0.191cm" fo:padding-top="0cm" fo:padding-bottom="0cm" fo:border="0.5pt solid #000000"/>
    </style:style>
    <style:style style:name="表格3.D4" style:family="table-cell">
      <style:table-cell-properties fo:padding-left="0.191cm" fo:padding-right="0.191cm" fo:padding-top="0cm" fo:padding-bottom="0cm" fo:border="0.5pt solid #000000"/>
    </style:style>
    <style:style style:name="表格3.C5" style:family="table-cell">
      <style:table-cell-properties fo:padding-left="0.191cm" fo:padding-right="0.191cm" fo:padding-top="0cm" fo:padding-bottom="0cm" fo:border="0.5pt solid #000000"/>
    </style:style>
    <style:style style:name="表格3.D5" style:family="table-cell">
      <style:table-cell-properties fo:padding-left="0.191cm" fo:padding-right="0.191cm" fo:padding-top="0cm" fo:padding-bottom="0cm" fo:border="0.5pt solid #000000"/>
    </style:style>
    <style:style style:name="表格3.C6" style:family="table-cell">
      <style:table-cell-properties fo:padding-left="0.191cm" fo:padding-right="0.191cm" fo:padding-top="0cm" fo:padding-bottom="0cm" fo:border="0.5pt solid #000000"/>
    </style:style>
    <style:style style:name="表格3.D6" style:family="table-cell">
      <style:table-cell-properties fo:padding-left="0.191cm" fo:padding-right="0.191cm" fo:padding-top="0cm" fo:padding-bottom="0cm" fo:border="0.5pt solid #000000"/>
    </style:style>
    <style:style style:name="表格3.C7" style:family="table-cell">
      <style:table-cell-properties fo:padding-left="0.191cm" fo:padding-right="0.191cm" fo:padding-top="0cm" fo:padding-bottom="0cm" fo:border="0.5pt solid #000000"/>
    </style:style>
    <style:style style:name="表格3.D7" style:family="table-cell">
      <style:table-cell-properties fo:padding-left="0.191cm" fo:padding-right="0.191cm" fo:padding-top="0cm" fo:padding-bottom="0cm" fo:border="0.5pt solid #000000"/>
    </style:style>
    <style:style style:name="表格3.C8" style:family="table-cell">
      <style:table-cell-properties fo:padding-left="0.191cm" fo:padding-right="0.191cm" fo:padding-top="0cm" fo:padding-bottom="0cm" fo:border="0.5pt solid #000000"/>
    </style:style>
    <style:style style:name="表格3.D8" style:family="table-cell">
      <style:table-cell-properties fo:padding-left="0.191cm" fo:padding-right="0.191cm" fo:padding-top="0cm" fo:padding-bottom="0cm" fo:border="0.5pt solid #000000"/>
    </style:style>
    <style:style style:name="表格3.C9" style:family="table-cell">
      <style:table-cell-properties fo:padding-left="0.191cm" fo:padding-right="0.191cm" fo:padding-top="0cm" fo:padding-bottom="0cm" fo:border="0.5pt solid #000000"/>
    </style:style>
    <style:style style:name="表格3.D9" style:family="table-cell">
      <style:table-cell-properties fo:padding-left="0.191cm" fo:padding-right="0.191cm" fo:padding-top="0cm" fo:padding-bottom="0cm" fo:border="0.5pt solid #000000"/>
    </style:style>
    <style:style style:name="表格3.A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3.D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" style:family="table">
      <style:table-properties style:width="2.134cm" fo:margin-left="0.009cm" fo:margin-top="0cm" fo:margin-bottom="0cm" table:align="left" style:writing-mode="lr-tb"/>
    </style:style>
    <style:style style:name="表格1.A" style:family="table-column">
      <style:table-column-properties style:column-width="2.134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="0.5pt solid #000000"/>
    </style:style>
    <style:style style:name="表格2" style:family="table">
      <style:table-properties style:width="2.219cm" fo:margin-left="0.009cm" fo:margin-top="0cm" fo:margin-bottom="0cm" table:align="left" style:writing-mode="lr-tb"/>
    </style:style>
    <style:style style:name="表格2.A" style:family="table-column">
      <style:table-column-properties style:column-width="2.219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1" style:family="table">
      <style:table-properties style:width="2.134cm" fo:margin-left="0.009cm" fo:margin-top="0cm" fo:margin-bottom="0cm" table:align="left" style:writing-mode="lr-tb"/>
    </style:style>
    <style:style style:name="表格1.A" style:family="table-column">
      <style:table-column-properties style:column-width="2.134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="0.5pt solid #000000"/>
    </style:style>
    <style:style style:name="表格2" style:family="table">
      <style:table-properties style:width="2.219cm" fo:margin-left="0.009cm" fo:margin-top="0cm" fo:margin-bottom="0cm" table:align="left" style:writing-mode="lr-tb"/>
    </style:style>
    <style:style style:name="表格2.A" style:family="table-column">
      <style:table-column-properties style:column-width="2.219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7cm" fo:margin-left="-0.191cm" fo:margin-top="0cm" fo:margin-bottom="0cm" fo:break-before="page" table:align="left" style:writing-mode="lr-tb"/>
    </style:style>
    <style:style style:name="表格6.A" style:family="table-column">
      <style:table-column-properties style:column-width="1.998cm"/>
    </style:style>
    <style:style style:name="表格6.B" style:family="table-column">
      <style:table-column-properties style:column-width="5.001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6.C2" style:family="table-cell">
      <style:table-cell-properties fo:padding-left="0.191cm" fo:padding-right="0.191cm" fo:padding-top="0cm" fo:padding-bottom="0cm" fo:border="0.5pt solid #000000"/>
    </style:style>
    <style:style style:name="表格6.D2" style:family="table-cell">
      <style:table-cell-properties fo:padding-left="0.191cm" fo:padding-right="0.191cm" fo:padding-top="0cm" fo:padding-bottom="0cm" fo:border="0.5pt solid #000000"/>
    </style:style>
    <style:style style:name="表格6.C3" style:family="table-cell">
      <style:table-cell-properties fo:padding-left="0.191cm" fo:padding-right="0.191cm" fo:padding-top="0cm" fo:padding-bottom="0cm" fo:border="0.5pt solid #000000"/>
    </style:style>
    <style:style style:name="表格6.D3" style:family="table-cell">
      <style:table-cell-properties fo:padding-left="0.191cm" fo:padding-right="0.191cm" fo:padding-top="0cm" fo:padding-bottom="0cm" fo:border="0.5pt solid #000000"/>
    </style:style>
    <style:style style:name="表格6.C4" style:family="table-cell">
      <style:table-cell-properties fo:padding-left="0.191cm" fo:padding-right="0.191cm" fo:padding-top="0cm" fo:padding-bottom="0cm" fo:border="0.5pt solid #000000"/>
    </style:style>
    <style:style style:name="表格6.D4" style:family="table-cell">
      <style:table-cell-properties fo:padding-left="0.191cm" fo:padding-right="0.191cm" fo:padding-top="0cm" fo:padding-bottom="0cm" fo:border="0.5pt solid #000000"/>
    </style:style>
    <style:style style:name="表格6.C5" style:family="table-cell">
      <style:table-cell-properties fo:padding-left="0.191cm" fo:padding-right="0.191cm" fo:padding-top="0cm" fo:padding-bottom="0cm" fo:border="0.5pt solid #000000"/>
    </style:style>
    <style:style style:name="表格6.D5" style:family="table-cell">
      <style:table-cell-properties fo:padding-left="0.191cm" fo:padding-right="0.191cm" fo:padding-top="0cm" fo:padding-bottom="0cm" fo:border="0.5pt solid #000000"/>
    </style:style>
    <style:style style:name="表格6.C6" style:family="table-cell">
      <style:table-cell-properties fo:padding-left="0.191cm" fo:padding-right="0.191cm" fo:padding-top="0cm" fo:padding-bottom="0cm" fo:border="0.5pt solid #000000"/>
    </style:style>
    <style:style style:name="表格6.D6" style:family="table-cell">
      <style:table-cell-properties fo:padding-left="0.191cm" fo:padding-right="0.191cm" fo:padding-top="0cm" fo:padding-bottom="0cm" fo:border="0.5pt solid #000000"/>
    </style:style>
    <style:style style:name="表格6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11" style:family="table-cell">
      <style:table-cell-properties fo:padding-left="0.191cm" fo:padding-right="0.191cm" fo:padding-top="0cm" fo:padding-bottom="0cm" fo:border="0.5pt solid #000000"/>
    </style:style>
    <style:style style:name="表格6.D11" style:family="table-cell">
      <style:table-cell-properties fo:padding-left="0.191cm" fo:padding-right="0.191cm" fo:padding-top="0cm" fo:padding-bottom="0cm" fo:border="0.5pt solid #000000"/>
    </style:style>
    <style:style style:name="表格6.C12" style:family="table-cell">
      <style:table-cell-properties fo:padding-left="0.191cm" fo:padding-right="0.191cm" fo:padding-top="0cm" fo:padding-bottom="0cm" fo:border="0.5pt solid #000000"/>
    </style:style>
    <style:style style:name="表格6.D12" style:family="table-cell">
      <style:table-cell-properties fo:padding-left="0.191cm" fo:padding-right="0.191cm" fo:padding-top="0cm" fo:padding-bottom="0cm" fo:border="0.5pt solid #000000"/>
    </style:style>
    <style:style style:name="表格6.C13" style:family="table-cell">
      <style:table-cell-properties fo:padding-left="0.191cm" fo:padding-right="0.191cm" fo:padding-top="0cm" fo:padding-bottom="0cm" fo:border="0.5pt solid #000000"/>
    </style:style>
    <style:style style:name="表格6.D13" style:family="table-cell">
      <style:table-cell-properties fo:padding-left="0.191cm" fo:padding-right="0.191cm" fo:padding-top="0cm" fo:padding-bottom="0cm" fo:border="0.5pt solid #000000"/>
    </style:style>
    <style:style style:name="表格6.C14" style:family="table-cell">
      <style:table-cell-properties fo:padding-left="0.191cm" fo:padding-right="0.191cm" fo:padding-top="0cm" fo:padding-bottom="0cm" fo:border="0.5pt solid #000000"/>
    </style:style>
    <style:style style:name="表格6.D14" style:family="table-cell">
      <style:table-cell-properties fo:padding-left="0.191cm" fo:padding-right="0.191cm" fo:padding-top="0cm" fo:padding-bottom="0cm" fo:border="0.5pt solid #000000"/>
    </style:style>
    <style:style style:name="表格6.C15" style:family="table-cell">
      <style:table-cell-properties fo:padding-left="0.191cm" fo:padding-right="0.191cm" fo:padding-top="0cm" fo:padding-bottom="0cm" fo:border="0.5pt solid #000000"/>
    </style:style>
    <style:style style:name="表格6.D15" style:family="table-cell">
      <style:table-cell-properties fo:padding-left="0.191cm" fo:padding-right="0.191cm" fo:padding-top="0cm" fo:padding-bottom="0cm" fo:border="0.5pt solid #000000"/>
    </style:style>
    <style:style style:name="表格6.C16" style:family="table-cell">
      <style:table-cell-properties fo:padding-left="0.191cm" fo:padding-right="0.191cm" fo:padding-top="0cm" fo:padding-bottom="0cm" fo:border="0.5pt solid #000000"/>
    </style:style>
    <style:style style:name="表格6.D16" style:family="table-cell">
      <style:table-cell-properties fo:padding-left="0.191cm" fo:padding-right="0.191cm" fo:padding-top="0cm" fo:padding-bottom="0cm" fo:border="0.5pt solid #000000"/>
    </style:style>
    <style:style style:name="表格6.C17" style:family="table-cell">
      <style:table-cell-properties fo:padding-left="0.191cm" fo:padding-right="0.191cm" fo:padding-top="0cm" fo:padding-bottom="0cm" fo:border="0.5pt solid #000000"/>
    </style:style>
    <style:style style:name="表格6.D17" style:family="table-cell">
      <style:table-cell-properties fo:padding-left="0.191cm" fo:padding-right="0.191cm" fo:padding-top="0cm" fo:padding-bottom="0cm" fo:border="0.5pt solid #000000"/>
    </style:style>
    <style:style style:name="表格6.18" style:family="table-row">
      <style:table-row-properties style:min-row-height="4.773cm" fo:keep-together="auto"/>
    </style:style>
    <style:style style:name="表格6.C18" style:family="table-cell">
      <style:table-cell-properties fo:padding-left="0.191cm" fo:padding-right="0.191cm" fo:padding-top="0cm" fo:padding-bottom="0cm" fo:border="0.5pt solid #000000"/>
    </style:style>
    <style:style style:name="表格6.D18" style:family="table-cell">
      <style:table-cell-properties fo:padding-left="0.191cm" fo:padding-right="0.191cm" fo:padding-top="0cm" fo:padding-bottom="0cm" fo:border="0.5pt solid #000000"/>
    </style:style>
    <style:style style:name="表格6.C19" style:family="table-cell">
      <style:table-cell-properties fo:padding-left="0.191cm" fo:padding-right="0.191cm" fo:padding-top="0cm" fo:padding-bottom="0cm" fo:border="0.5pt solid #000000"/>
    </style:style>
    <style:style style:name="表格6.D19" style:family="table-cell">
      <style:table-cell-properties fo:padding-left="0.191cm" fo:padding-right="0.191cm" fo:padding-top="0cm" fo:padding-bottom="0cm" fo:border="0.5pt solid #000000"/>
    </style:style>
    <style:style style:name="表格6.C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23" style:family="table-cell">
      <style:table-cell-properties fo:padding-left="0.191cm" fo:padding-right="0.191cm" fo:padding-top="0cm" fo:padding-bottom="0cm" fo:border="0.5pt solid #000000"/>
    </style:style>
    <style:style style:name="表格6.D23" style:family="table-cell">
      <style:table-cell-properties fo:padding-left="0.191cm" fo:padding-right="0.191cm" fo:padding-top="0cm" fo:padding-bottom="0cm" fo:border="0.5pt solid #000000"/>
    </style:style>
    <style:style style:name="表格6.C24" style:family="table-cell">
      <style:table-cell-properties fo:padding-left="0.191cm" fo:padding-right="0.191cm" fo:padding-top="0cm" fo:padding-bottom="0cm" fo:border="0.5pt solid #000000"/>
    </style:style>
    <style:style style:name="表格6.D24" style:family="table-cell">
      <style:table-cell-properties fo:padding-left="0.191cm" fo:padding-right="0.191cm" fo:padding-top="0cm" fo:padding-bottom="0cm" fo:border="0.5pt solid #000000"/>
    </style:style>
    <style:style style:name="表格6.C25" style:family="table-cell">
      <style:table-cell-properties fo:padding-left="0.191cm" fo:padding-right="0.191cm" fo:padding-top="0cm" fo:padding-bottom="0cm" fo:border="0.5pt solid #000000"/>
    </style:style>
    <style:style style:name="表格6.D25" style:family="table-cell">
      <style:table-cell-properties fo:padding-left="0.191cm" fo:padding-right="0.191cm" fo:padding-top="0cm" fo:padding-bottom="0cm" fo:border="0.5pt solid #000000"/>
    </style:style>
    <style:style style:name="表格6.C26" style:family="table-cell">
      <style:table-cell-properties fo:padding-left="0.191cm" fo:padding-right="0.191cm" fo:padding-top="0cm" fo:padding-bottom="0cm" fo:border="0.5pt solid #000000"/>
    </style:style>
    <style:style style:name="表格6.D26" style:family="table-cell">
      <style:table-cell-properties fo:padding-left="0.191cm" fo:padding-right="0.191cm" fo:padding-top="0cm" fo:padding-bottom="0cm" fo:border="0.5pt solid #000000"/>
    </style:style>
    <style:style style:name="表格6.C27" style:family="table-cell">
      <style:table-cell-properties fo:padding-left="0.191cm" fo:padding-right="0.191cm" fo:padding-top="0cm" fo:padding-bottom="0cm" fo:border="0.5pt solid #000000"/>
    </style:style>
    <style:style style:name="表格6.D27" style:family="table-cell">
      <style:table-cell-properties fo:padding-left="0.191cm" fo:padding-right="0.191cm" fo:padding-top="0cm" fo:padding-bottom="0cm" fo:border="0.5pt solid #000000"/>
    </style:style>
    <style:style style:name="表格6.C28" style:family="table-cell">
      <style:table-cell-properties fo:padding-left="0.191cm" fo:padding-right="0.191cm" fo:padding-top="0cm" fo:padding-bottom="0cm" fo:border="0.5pt solid #000000"/>
    </style:style>
    <style:style style:name="表格6.D28" style:family="table-cell">
      <style:table-cell-properties fo:padding-left="0.191cm" fo:padding-right="0.191cm" fo:padding-top="0cm" fo:padding-bottom="0cm" fo:border="0.5pt solid #000000"/>
    </style:style>
    <style:style style:name="表格6.C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30" style:family="table-cell">
      <style:table-cell-properties fo:padding-left="0.191cm" fo:padding-right="0.191cm" fo:padding-top="0cm" fo:padding-bottom="0cm" fo:border="0.5pt solid #000000"/>
    </style:style>
    <style:style style:name="表格6.D30" style:family="table-cell">
      <style:table-cell-properties fo:padding-left="0.191cm" fo:padding-right="0.191cm" fo:padding-top="0cm" fo:padding-bottom="0cm" fo:border="0.5pt solid #000000"/>
    </style:style>
    <style:style style:name="表格6.C31" style:family="table-cell">
      <style:table-cell-properties fo:padding-left="0.191cm" fo:padding-right="0.191cm" fo:padding-top="0cm" fo:padding-bottom="0cm" fo:border="0.5pt solid #000000"/>
    </style:style>
    <style:style style:name="表格6.D31" style:family="table-cell">
      <style:table-cell-properties fo:padding-left="0.191cm" fo:padding-right="0.191cm" fo:padding-top="0cm" fo:padding-bottom="0cm" fo:border="0.5pt solid #000000"/>
    </style:style>
    <style:style style:name="表格6.C32" style:family="table-cell">
      <style:table-cell-properties fo:padding-left="0.191cm" fo:padding-right="0.191cm" fo:padding-top="0cm" fo:padding-bottom="0cm" fo:border="0.5pt solid #000000"/>
    </style:style>
    <style:style style:name="表格6.D32" style:family="table-cell">
      <style:table-cell-properties fo:padding-left="0.191cm" fo:padding-right="0.191cm" fo:padding-top="0cm" fo:padding-bottom="0cm" fo:border="0.5pt solid #000000"/>
    </style:style>
    <style:style style:name="表格6.C33" style:family="table-cell">
      <style:table-cell-properties fo:padding-left="0.191cm" fo:padding-right="0.191cm" fo:padding-top="0cm" fo:padding-bottom="0cm" fo:border="0.5pt solid #000000"/>
    </style:style>
    <style:style style:name="表格6.D33" style:family="table-cell">
      <style:table-cell-properties fo:padding-left="0.191cm" fo:padding-right="0.191cm" fo:padding-top="0cm" fo:padding-bottom="0cm" fo:border="0.5pt solid #000000"/>
    </style:style>
    <style:style style:name="表格6.C34" style:family="table-cell">
      <style:table-cell-properties fo:padding-left="0.191cm" fo:padding-right="0.191cm" fo:padding-top="0cm" fo:padding-bottom="0cm" fo:border="0.5pt solid #000000"/>
    </style:style>
    <style:style style:name="表格6.D34" style:family="table-cell">
      <style:table-cell-properties fo:padding-left="0.191cm" fo:padding-right="0.191cm" fo:padding-top="0cm" fo:padding-bottom="0cm" fo:border="0.5pt solid #000000"/>
    </style:style>
    <style:style style:name="表格6.C35" style:family="table-cell">
      <style:table-cell-properties fo:padding-left="0.191cm" fo:padding-right="0.191cm" fo:padding-top="0cm" fo:padding-bottom="0cm" fo:border="0.5pt solid #000000"/>
    </style:style>
    <style:style style:name="表格6.D35" style:family="table-cell">
      <style:table-cell-properties fo:padding-left="0.191cm" fo:padding-right="0.191cm" fo:padding-top="0cm" fo:padding-bottom="0cm" fo:border="0.5pt solid #000000"/>
    </style:style>
    <style:style style:name="表格6.C36" style:family="table-cell">
      <style:table-cell-properties fo:padding-left="0.191cm" fo:padding-right="0.191cm" fo:padding-top="0cm" fo:padding-bottom="0cm" fo:border="0.5pt solid #000000"/>
    </style:style>
    <style:style style:name="表格6.D36" style:family="table-cell">
      <style:table-cell-properties fo:padding-left="0.191cm" fo:padding-right="0.191cm" fo:padding-top="0cm" fo:padding-bottom="0cm" fo:border="0.5pt solid #000000"/>
    </style:style>
    <style:style style:name="表格6.C37" style:family="table-cell">
      <style:table-cell-properties fo:padding-left="0.191cm" fo:padding-right="0.191cm" fo:padding-top="0cm" fo:padding-bottom="0cm" fo:border="0.5pt solid #000000"/>
    </style:style>
    <style:style style:name="表格6.D37" style:family="table-cell">
      <style:table-cell-properties fo:padding-left="0.191cm" fo:padding-right="0.191cm" fo:padding-top="0cm" fo:padding-bottom="0cm" fo:border="0.5pt solid #000000"/>
    </style:style>
    <style:style style:name="表格6.C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39" style:family="table-cell">
      <style:table-cell-properties fo:padding-left="0.191cm" fo:padding-right="0.191cm" fo:padding-top="0cm" fo:padding-bottom="0cm" fo:border="0.5pt solid #000000"/>
    </style:style>
    <style:style style:name="表格6.D39" style:family="table-cell">
      <style:table-cell-properties fo:padding-left="0.191cm" fo:padding-right="0.191cm" fo:padding-top="0cm" fo:padding-bottom="0cm" fo:border="0.5pt solid #000000"/>
    </style:style>
    <style:style style:name="表格6.C40" style:family="table-cell">
      <style:table-cell-properties fo:padding-left="0.191cm" fo:padding-right="0.191cm" fo:padding-top="0cm" fo:padding-bottom="0cm" fo:border="0.5pt solid #000000"/>
    </style:style>
    <style:style style:name="表格6.D40" style:family="table-cell">
      <style:table-cell-properties fo:padding-left="0.191cm" fo:padding-right="0.191cm" fo:padding-top="0cm" fo:padding-bottom="0cm" fo:border="0.5pt solid #000000"/>
    </style:style>
    <style:style style:name="表格6.C41" style:family="table-cell">
      <style:table-cell-properties fo:padding-left="0.191cm" fo:padding-right="0.191cm" fo:padding-top="0cm" fo:padding-bottom="0cm" fo:border="0.5pt solid #000000"/>
    </style:style>
    <style:style style:name="表格6.D41" style:family="table-cell">
      <style:table-cell-properties fo:padding-left="0.191cm" fo:padding-right="0.191cm" fo:padding-top="0cm" fo:padding-bottom="0cm" fo:border="0.5pt solid #000000"/>
    </style:style>
    <style:style style:name="表格6.C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43" style:family="table-cell">
      <style:table-cell-properties fo:padding-left="0.191cm" fo:padding-right="0.191cm" fo:padding-top="0cm" fo:padding-bottom="0cm" fo:border="0.5pt solid #000000"/>
    </style:style>
    <style:style style:name="表格6.D43" style:family="table-cell">
      <style:table-cell-properties fo:padding-left="0.191cm" fo:padding-right="0.191cm" fo:padding-top="0cm" fo:padding-bottom="0cm" fo:border="0.5pt solid #000000"/>
    </style:style>
    <style:style style:name="表格6.C44" style:family="table-cell">
      <style:table-cell-properties fo:padding-left="0.191cm" fo:padding-right="0.191cm" fo:padding-top="0cm" fo:padding-bottom="0cm" fo:border="0.5pt solid #000000"/>
    </style:style>
    <style:style style:name="表格6.D44" style:family="table-cell">
      <style:table-cell-properties fo:padding-left="0.191cm" fo:padding-right="0.191cm" fo:padding-top="0cm" fo:padding-bottom="0cm" fo:border="0.5pt solid #000000"/>
    </style:style>
    <style:style style:name="表格6.C45" style:family="table-cell">
      <style:table-cell-properties fo:padding-left="0.191cm" fo:padding-right="0.191cm" fo:padding-top="0cm" fo:padding-bottom="0cm" fo:border="0.5pt solid #000000"/>
    </style:style>
    <style:style style:name="表格6.D45" style:family="table-cell">
      <style:table-cell-properties fo:padding-left="0.191cm" fo:padding-right="0.191cm" fo:padding-top="0cm" fo:padding-bottom="0cm" fo:border="0.5pt solid #000000"/>
    </style:style>
    <style:style style:name="表格6.46" style:family="table-row">
      <style:table-row-properties style:min-row-height="1.39cm" fo:keep-together="auto"/>
    </style:style>
    <style:style style:name="表格6.C46" style:family="table-cell">
      <style:table-cell-properties fo:padding-left="0.191cm" fo:padding-right="0.191cm" fo:padding-top="0cm" fo:padding-bottom="0cm" fo:border="0.5pt solid #000000"/>
    </style:style>
    <style:style style:name="表格6.D46" style:family="table-cell">
      <style:table-cell-properties fo:padding-left="0.191cm" fo:padding-right="0.191cm" fo:padding-top="0cm" fo:padding-bottom="0cm" fo:border="0.5pt solid #000000"/>
    </style:style>
    <style:style style:name="表格6.C47" style:family="table-cell">
      <style:table-cell-properties fo:padding-left="0.191cm" fo:padding-right="0.191cm" fo:padding-top="0cm" fo:padding-bottom="0cm" fo:border="0.5pt solid #000000"/>
    </style:style>
    <style:style style:name="表格6.D47" style:family="table-cell">
      <style:table-cell-properties fo:padding-left="0.191cm" fo:padding-right="0.191cm" fo:padding-top="0cm" fo:padding-bottom="0cm" fo:border="0.5pt solid #000000"/>
    </style:style>
    <style:style style:name="表格6.C48" style:family="table-cell">
      <style:table-cell-properties fo:padding-left="0.191cm" fo:padding-right="0.191cm" fo:padding-top="0cm" fo:padding-bottom="0cm" fo:border="0.5pt solid #000000"/>
    </style:style>
    <style:style style:name="表格6.D48" style:family="table-cell">
      <style:table-cell-properties fo:padding-left="0.191cm" fo:padding-right="0.191cm" fo:padding-top="0cm" fo:padding-bottom="0cm" fo:border="0.5pt solid #000000"/>
    </style:style>
    <style:style style:name="表格6.C49" style:family="table-cell">
      <style:table-cell-properties fo:padding-left="0.191cm" fo:padding-right="0.191cm" fo:padding-top="0cm" fo:padding-bottom="0cm" fo:border="0.5pt solid #000000"/>
    </style:style>
    <style:style style:name="表格6.D49" style:family="table-cell">
      <style:table-cell-properties fo:padding-left="0.191cm" fo:padding-right="0.191cm" fo:padding-top="0cm" fo:padding-bottom="0cm" fo:border="0.5pt solid #000000"/>
    </style:style>
    <style:style style:name="表格6.C5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5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51" style:family="table-cell">
      <style:table-cell-properties fo:padding-left="0.191cm" fo:padding-right="0.191cm" fo:padding-top="0cm" fo:padding-bottom="0cm" fo:border="0.5pt solid #000000"/>
    </style:style>
    <style:style style:name="表格6.D51" style:family="table-cell">
      <style:table-cell-properties fo:padding-left="0.191cm" fo:padding-right="0.191cm" fo:padding-top="0cm" fo:padding-bottom="0cm" fo:border="0.5pt solid #000000"/>
    </style:style>
    <style:style style:name="表格6.C52" style:family="table-cell">
      <style:table-cell-properties fo:padding-left="0.191cm" fo:padding-right="0.191cm" fo:padding-top="0cm" fo:padding-bottom="0cm" fo:border="0.5pt solid #000000"/>
    </style:style>
    <style:style style:name="表格6.D52" style:family="table-cell">
      <style:table-cell-properties fo:padding-left="0.191cm" fo:padding-right="0.191cm" fo:padding-top="0cm" fo:padding-bottom="0cm" fo:border="0.5pt solid #000000"/>
    </style:style>
    <style:style style:name="表格6.B53" style:family="table-cell">
      <style:table-cell-properties style:vertical-align="" fo:padding-left="0.191cm" fo:padding-right="0.191cm" fo:padding-top="0cm" fo:padding-bottom="0cm" fo:border="0.5pt solid #000000"/>
    </style:style>
    <style:style style:name="表格6.C53" style:family="table-cell">
      <style:table-cell-properties fo:padding-left="0.191cm" fo:padding-right="0.191cm" fo:padding-top="0cm" fo:padding-bottom="0cm" fo:border="0.5pt solid #000000"/>
    </style:style>
    <style:style style:name="表格6.D53" style:family="table-cell">
      <style:table-cell-properties fo:padding-left="0.191cm" fo:padding-right="0.191cm" fo:padding-top="0cm" fo:padding-bottom="0cm" fo:border="0.5pt solid #000000"/>
    </style:style>
    <style:style style:name="表格6.C5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5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55" style:family="table-cell">
      <style:table-cell-properties fo:padding-left="0.191cm" fo:padding-right="0.191cm" fo:padding-top="0cm" fo:padding-bottom="0cm" fo:border="0.5pt solid #000000"/>
    </style:style>
    <style:style style:name="表格6.D55" style:family="table-cell">
      <style:table-cell-properties fo:padding-left="0.191cm" fo:padding-right="0.191cm" fo:padding-top="0cm" fo:padding-bottom="0cm" fo:border="0.5pt solid #000000"/>
    </style:style>
    <style:style style:name="表格6.C5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5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5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D5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6.C58" style:family="table-cell">
      <style:table-cell-properties fo:padding-left="0.191cm" fo:padding-right="0.191cm" fo:padding-top="0cm" fo:padding-bottom="0cm" fo:border="0.5pt solid #000000"/>
    </style:style>
    <style:style style:name="表格6.D58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2.219cm" fo:margin-left="0.009cm" fo:margin-top="0cm" fo:margin-bottom="0cm" table:align="left" style:writing-mode="lr-tb"/>
    </style:style>
    <style:style style:name="表格4.A" style:family="table-column">
      <style:table-column-properties style:column-width="2.219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4.013cm" fo:margin-left="0.009cm" fo:margin-top="0cm" fo:margin-bottom="0cm" table:align="left" style:writing-mode="lr-tb"/>
    </style:style>
    <style:style style:name="表格5.A" style:family="table-column">
      <style:table-column-properties style:column-width="4.013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2.219cm" fo:margin-left="0.009cm" fo:margin-top="0cm" fo:margin-bottom="0cm" table:align="left" style:writing-mode="lr-tb"/>
    </style:style>
    <style:style style:name="表格4.A" style:family="table-column">
      <style:table-column-properties style:column-width="2.219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4.013cm" fo:margin-left="0.009cm" fo:margin-top="0cm" fo:margin-bottom="0cm" table:align="left" style:writing-mode="lr-tb"/>
    </style:style>
    <style:style style:name="表格5.A" style:family="table-column">
      <style:table-column-properties style:column-width="4.013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note">
      <style:paragraph-properties fo:line-height="0.423cm" fo:orphans="0" fo:widows="0" style:vertical-align="auto" style:snap-to-layout-grid="true"/>
    </style:style>
    <style:style style:name="P3" style:family="paragraph" style:parent-style-name="Standard">
      <style:text-properties fo:color="#222222" loext:opacity="100%" style:font-name="Times New Roman" style:letter-kerning="false" style:font-name-asian="細明體2" style:font-size-complex="12pt"/>
    </style:style>
    <style:style style:name="P4" style:family="paragraph" style:parent-style-name="Standard">
      <style:paragraph-properties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5" style:family="paragraph" style:parent-style-name="Standard">
      <style:paragraph-properties fo:orphans="2" fo:widows="2"/>
      <style:text-properties fo:color="#222222" loext:opacity="100%" style:font-name="Times New Roman" style:letter-kerning="false" style:font-name-asian="細明體2" style:font-size-complex="12pt"/>
    </style:style>
    <style:style style:name="P6" style:family="paragraph" style:parent-style-name="Standard">
      <style:paragraph-properties fo:text-align="justify" style:justify-single-word="false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7" style:family="paragraph" style:parent-style-name="Standard">
      <style:paragraph-properties fo:line-height="0.494cm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8" style:family="paragraph" style:parent-style-name="Standard">
      <style:paragraph-properties fo:line-height="0.529cm" fo:text-align="justify" style:justify-single-word="false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9" style:family="paragraph" style:parent-style-name="Standard">
      <style:paragraph-properties fo:text-align="justify" style:justify-single-word="false" fo:orphans="0" fo:widows="0"/>
      <style:text-properties fo:color="#222222" loext:opacity="100%" style:font-name="Times New Roman" fo:font-weight="bold" style:letter-kerning="false" style:font-name-asian="標楷體2" style:font-weight-asian="bold" style:font-size-complex="12pt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222222" loext:opacity="100%" style:font-name="Times New Roman" fo:font-weight="bold" style:letter-kerning="false" style:font-name-asian="標楷體2" style:font-weight-asian="bold" style:font-size-complex="12pt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222222" loext:opacity="100%" style:font-name="Times New Roman" fo:font-size="14pt" fo:font-weight="bold" style:letter-kerning="false" style:font-name-asian="標楷體2" style:font-size-asian="14pt" style:font-weight-asian="bold" style:font-size-complex="14pt"/>
    </style:style>
    <style:style style:name="P12" style:family="paragraph" style:parent-style-name="Standard">
      <style:paragraph-properties fo:orphans="0" fo:widows="0"/>
      <style:text-properties fo:color="#222222" loext:opacity="100%" style:font-name="Times New Roman" fo:font-size="10pt" style:letter-kerning="false" style:font-name-asian="細明體2" style:font-size-asian="10pt" style:font-size-complex="10pt"/>
    </style:style>
    <style:style style:name="P13" style:family="paragraph" style:parent-style-name="Standard">
      <style:paragraph-properties fo:line-height="0.529cm" fo:text-align="justify" style:justify-single-word="false" fo:orphans="0" fo:widows="0"/>
      <style:text-properties fo:color="#222222" loext:opacity="100%" style:font-name="Times New Roman" style:font-name-asian="細明體2" style:font-size-complex="12pt"/>
    </style:style>
    <style:style style:name="P14" style:family="paragraph" style:parent-style-name="Standard">
      <style:paragraph-properties fo:text-align="center" style:justify-single-word="false" fo:orphans="2" fo:widows="2"/>
      <style:text-properties fo:color="#222222" loext:opacity="100%" style:font-name="Times New Roman" fo:font-size="24pt" style:letter-kerning="false" style:font-name-asian="標楷體2" style:font-size-asian="24pt" style:font-size-complex="24pt"/>
    </style:style>
    <style:style style:name="P15" style:family="paragraph" style:parent-style-name="Standard">
      <style:paragraph-properties fo:text-align="center" style:justify-single-word="false" fo:orphans="2" fo:widows="2"/>
      <style:text-properties fo:color="#222222" loext:opacity="100%" style:font-name="Liberation Serif" fo:font-weight="bold" officeooo:rsid="001ae463" officeooo:paragraph-rsid="001e93c8" style:letter-kerning="false" style:font-name-asian="標楷體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orphans="2" fo:widows="2"/>
      <style:text-properties fo:color="#222222" loext:opacity="100%" style:font-name="Liberation Serif" fo:font-weight="bold" officeooo:rsid="001ae463" officeooo:paragraph-rsid="001e93c8" style:letter-kerning="false" style:font-name-asian="標楷體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 fo:orphans="0" fo:widows="0"/>
    </style:style>
    <style:style style:name="P18" style:family="paragraph" style:parent-style-name="Standard">
      <style:paragraph-properties fo:text-align="justify" style:justify-single-word="false" fo:orphans="0" fo:widows="0"/>
      <style:text-properties fo:color="#000000" loext:opacity="100%" fo:font-size="11pt" style:font-size-asian="11pt"/>
    </style:style>
    <style:style style:name="P19" style:family="paragraph" style:parent-style-name="Standard">
      <style:paragraph-properties fo:orphans="0" fo:widows="0"/>
      <style:text-properties fo:color="#000000" loext:opacity="100%" fo:font-size="11pt" style:font-size-asian="11pt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000000" loext:opacity="100%" style:font-name="新細明體" fo:font-size="11pt" style:font-size-asian="11pt" style:font-name-complex="新細明體1"/>
    </style:style>
    <style:style style:name="P21" style:family="paragraph" style:parent-style-name="Standard">
      <style:paragraph-properties fo:orphans="0" fo:widows="0"/>
      <style:text-properties fo:color="#000000" loext:opacity="100%" fo:font-size="9pt" style:font-size-asian="9pt" style:font-size-complex="9pt"/>
    </style:style>
    <style:style style:name="P22" style:family="paragraph" style:parent-style-name="Standard">
      <style:paragraph-properties fo:orphans="0" fo:widows="0"/>
    </style:style>
    <style:style style:name="P23" style:family="paragraph" style:parent-style-name="Standard">
      <style:paragraph-properties fo:text-align="justify" style:justify-single-word="false" fo:orphans="0" fo:widows="0"/>
      <style:text-properties style:font-name="Times New Roman" style:font-name-asian="細明體2"/>
    </style:style>
    <style:style style:name="P24" style:family="paragraph" style:parent-style-name="Standard">
      <style:paragraph-properties fo:text-align="justify" style:justify-single-word="false" fo:orphans="0" fo:widows="0"/>
      <style:text-properties style:font-name="Times New Roman" style:font-name-asian="細明體2" style:font-size-complex="12pt"/>
    </style:style>
    <style:style style:name="P25" style:family="paragraph" style:parent-style-name="Standard">
      <style:paragraph-properties fo:orphans="0" fo:widows="0"/>
      <style:text-properties style:font-name="Times New Roman" style:font-name-asian="細明體2" style:font-size-complex="12pt"/>
    </style:style>
    <style:style style:name="P26" style:family="paragraph" style:parent-style-name="Standard">
      <style:paragraph-properties fo:line-height="0.494cm" fo:orphans="0" fo:widows="0"/>
      <style:text-properties style:font-name="Times New Roman" style:font-name-asian="細明體2" style:font-size-complex="12pt"/>
    </style:style>
    <style:style style:name="P27" style:family="paragraph" style:parent-style-name="Standard">
      <style:paragraph-properties fo:orphans="0" fo:widows="0"/>
      <style:text-properties style:font-name="Times New Roman" style:font-name-asian="細明體2"/>
    </style:style>
    <style:style style:name="P28" style:family="paragraph" style:parent-style-name="Standard">
      <style:paragraph-properties fo:orphans="0" fo:widows="0"/>
      <style:text-properties style:font-name="Times New Roman" fo:font-size="10pt" fo:letter-spacing="-0.021cm" style:font-name-asian="細明體2" style:font-size-asian="10pt"/>
    </style:style>
    <style:style style:name="P29" style:family="paragraph" style:parent-style-name="Standard">
      <style:paragraph-properties fo:text-align="justify" style:justify-single-word="false" fo:orphans="0" fo:widows="0"/>
      <style:text-properties style:font-name="Times New Roman" fo:font-size="10pt" style:font-name-asian="細明體2" style:font-size-asian="10pt" style:font-size-complex="10pt"/>
    </style:style>
    <style:style style:name="P30" style:family="paragraph" style:parent-style-name="Standard">
      <style:paragraph-properties fo:text-align="justify" style:justify-single-word="false" fo:orphans="0" fo:widows="0"/>
      <style:text-properties fo:font-size="11pt" style:font-size-asian="11pt"/>
    </style:style>
    <style:style style:name="P31" style:family="paragraph" style:parent-style-name="Standard">
      <style:paragraph-properties fo:orphans="0" fo:widows="0"/>
      <style:text-properties fo:font-size="11pt" style:font-size-asian="11pt"/>
    </style:style>
    <style:style style:name="P32" style:family="paragraph" style:parent-style-name="Standard">
      <style:paragraph-properties fo:orphans="0" fo:widows="0"/>
      <style:text-properties fo:color="#ff0000" loext:opacity="100%" style:font-name="Times New Roman" style:font-name-asian="細明體2"/>
    </style:style>
    <style:style style:name="P33" style:family="paragraph" style:parent-style-name="Standard">
      <style:paragraph-properties fo:orphans="0" fo:widows="0"/>
      <style:text-properties fo:color="#ff0000" loext:opacity="100%" style:font-name="Times New Roman" officeooo:paragraph-rsid="001a929b" style:letter-kerning="false" style:font-name-asian="細明體2" style:font-size-complex="12pt"/>
    </style:style>
    <style:style style:name="P34" style:family="paragraph" style:parent-style-name="Standard">
      <style:paragraph-properties fo:orphans="0" fo:widows="0"/>
      <style:text-properties fo:color="#ff0000" loext:opacity="100%" style:font-name="Times New Roman" officeooo:rsid="001a929b" officeooo:paragraph-rsid="001a929b" style:letter-kerning="false" style:font-name-asian="細明體2" style:font-size-complex="12pt"/>
    </style:style>
    <style:style style:name="P35" style:family="paragraph" style:parent-style-name="Standard">
      <style:paragraph-properties fo:orphans="0" fo:widows="0"/>
      <style:text-properties fo:color="#ff0000" loext:opacity="100%" fo:font-size="11pt" style:font-size-asian="11pt"/>
    </style:style>
    <style:style style:name="P36" style:family="paragraph" style:parent-style-name="Standard">
      <style:paragraph-properties fo:orphans="0" fo:widows="0"/>
      <style:text-properties fo:color="#ff0000" loext:opacity="100%" fo:font-size="9.5pt" style:font-size-asian="9.5pt"/>
    </style:style>
    <style:style style:name="P37" style:family="paragraph" style:parent-style-name="Standard">
      <style:paragraph-properties fo:line-height="0.529cm" fo:text-align="justify" style:justify-single-word="false" fo:orphans="0" fo:widows="0"/>
    </style:style>
    <style:style style:name="P38" style:family="paragraph" style:parent-style-name="Standard">
      <style:paragraph-properties fo:line-height="0.494cm" fo:text-align="center" style:justify-single-word="false" fo:orphans="0" fo:widows="0"/>
    </style:style>
    <style:style style:name="P39" style:family="paragraph" style:parent-style-name="Standard">
      <style:paragraph-properties fo:line-height="0.529cm" fo:text-align="justify" style:justify-single-word="false" fo:orphans="0" fo:widows="0"/>
      <style:text-properties style:font-size-complex="12pt"/>
    </style:style>
    <style:style style:name="P40" style:family="paragraph" style:parent-style-name="Standard">
      <style:paragraph-properties fo:orphans="0" fo:widows="0"/>
      <style:text-properties fo:font-size="9.5pt" style:font-size-asian="9.5pt"/>
    </style:style>
    <style:style style:name="P41" style:family="paragraph" style:parent-style-name="Standard">
      <style:paragraph-properties fo:line-height="0.423cm" fo:orphans="0" fo:widows="0"/>
    </style:style>
    <style:style style:name="P42" style:family="paragraph" style:parent-style-name="Standard">
      <style:paragraph-properties fo:line-height="0.423cm" fo:orphans="0" fo:widows="0"/>
      <style:text-properties officeooo:paragraph-rsid="002e6c89"/>
    </style:style>
    <style:style style:name="P43" style:family="paragraph" style:parent-style-name="Standard">
      <style:paragraph-properties fo:line-height="0.423cm" fo:orphans="0" fo:widows="0"/>
      <style:text-properties fo:font-size="10pt" fo:letter-spacing="-0.018cm" fo:language="en" fo:country="GB" style:font-size-asian="10pt"/>
    </style:style>
    <style:style style:name="P44" style:family="paragraph" style:parent-style-name="Standard">
      <style:paragraph-properties fo:line-height="0.459cm" fo:orphans="0" fo:widows="0"/>
      <style:text-properties fo:letter-spacing="-0.007cm"/>
    </style:style>
    <style:style style:name="P45" style:family="paragraph" style:parent-style-name="Standard">
      <style:paragraph-properties fo:text-align="end" style:justify-single-word="false" fo:orphans="2" fo:widows="2"/>
    </style:style>
    <style:style style:name="P46" style:family="paragraph" style:parent-style-name="Standard">
      <style:paragraph-properties fo:text-align="end" style:justify-single-word="false" fo:orphans="2" fo:widows="2"/>
      <style:text-properties style:font-name="標楷體" fo:font-weight="bold" officeooo:paragraph-rsid="001db1d9" style:font-name-asian="標楷體" style:font-weight-asian="bold" style:font-weight-complex="bold"/>
    </style:style>
    <style:style style:name="P47" style:family="paragraph" style:parent-style-name="Standard">
      <style:paragraph-properties fo:text-align="center" style:justify-single-word="false" fo:orphans="2" fo:widows="2"/>
      <style:text-properties style:font-name="標楷體" fo:font-weight="bold" officeooo:paragraph-rsid="0025f5e8" style:font-name-asian="標楷體" style:font-weight-asian="bold" style:font-weight-complex="bold"/>
    </style:style>
    <style:style style:name="P48" style:family="paragraph" style:parent-style-name="Standard">
      <style:paragraph-properties fo:margin-top="0.212cm" fo:margin-bottom="0cm" style:contextual-spacing="false" fo:line-height="0.423cm" fo:orphans="0" fo:widows="0" style:snap-to-layout-grid="false"/>
    </style:style>
    <style:style style:name="P49" style:family="paragraph" style:parent-style-name="Standard">
      <style:paragraph-properties fo:margin-top="0.212cm" fo:margin-bottom="0cm" style:contextual-spacing="false" fo:line-height="0.423cm" fo:orphans="0" fo:widows="0" style:snap-to-layout-grid="false"/>
      <style:text-properties fo:font-size="11pt" style:font-size-asian="11pt"/>
    </style:style>
    <style:style style:name="P50" style:family="paragraph" style:parent-style-name="Standard">
      <style:paragraph-properties fo:margin-top="0.212cm" fo:margin-bottom="0cm" style:contextual-spacing="false" fo:line-height="0.423cm" fo:orphans="0" fo:widows="0" style:snap-to-layout-grid="false"/>
      <style:text-properties fo:color="#ff0000" loext:opacity="100%"/>
    </style:style>
    <style:style style:name="P51" style:family="paragraph" style:parent-style-name="Standard">
      <style:paragraph-properties fo:margin-top="0.212cm" fo:margin-bottom="0cm" style:contextual-spacing="false" fo:line-height="0.423cm" fo:orphans="0" fo:widows="0" style:snap-to-layout-grid="false"/>
      <style:text-properties fo:color="#000000" loext:opacity="100%" fo:font-size="10pt" fo:letter-spacing="-0.007cm" style:font-size-asian="10pt"/>
    </style:style>
    <style:style style:name="P52" style:family="paragraph" style:parent-style-name="Standard">
      <style:paragraph-properties fo:margin-top="0.212cm" fo:margin-bottom="0cm" style:contextual-spacing="false" fo:line-height="0.423cm" fo:orphans="0" fo:widows="0" style:snap-to-layout-grid="false"/>
      <style:text-properties fo:letter-spacing="-0.004cm"/>
    </style:style>
    <style:style style:name="P53" style:family="paragraph" style:parent-style-name="Standard">
      <style:paragraph-properties fo:margin-left="0cm" fo:margin-right="0cm" fo:margin-top="0.085cm" fo:margin-bottom="0cm" style:contextual-spacing="false" fo:line-height="0.423cm" fo:orphans="0" fo:widows="0" fo:text-indent="0.321cm" style:auto-text-indent="false" style:snap-to-layout-grid="false"/>
      <style:text-properties fo:font-size="9.5pt" style:font-size-asian="9.5pt"/>
    </style:style>
    <style:style style:name="P54" style:family="paragraph" style:parent-style-name="Standard">
      <style:paragraph-properties fo:margin-left="0cm" fo:margin-right="0cm" fo:margin-top="0.085cm" fo:margin-bottom="0cm" style:contextual-spacing="false" fo:line-height="0.423cm" fo:orphans="0" fo:widows="0" fo:text-indent="0.335cm" style:auto-text-indent="false" style:snap-to-layout-grid="false"/>
      <style:text-properties fo:font-size="9.5pt" style:font-size-asian="9.5pt"/>
    </style:style>
    <style:style style:name="P55" style:family="paragraph" style:parent-style-name="Standard">
      <style:paragraph-properties fo:margin-top="0.088cm" fo:margin-bottom="0cm" style:contextual-spacing="false" fo:line-height="0.388cm" fo:orphans="0" fo:widows="0"/>
    </style:style>
    <style:style style:name="P56" style:family="paragraph" style:parent-style-name="Standard">
      <style:paragraph-properties fo:margin-top="0.088cm" fo:margin-bottom="0cm" style:contextual-spacing="false" fo:line-height="0.388cm" fo:orphans="0" fo:widows="0"/>
      <style:text-properties fo:color="#222222" loext:opacity="100%" style:font-name="Times New Roman" style:letter-kerning="false" style:font-name-asian="細明體2" style:font-size-complex="12pt"/>
    </style:style>
    <style:style style:name="P57" style:family="paragraph" style:parent-style-name="Standard">
      <style:paragraph-properties fo:margin-left="0.508cm" fo:margin-right="0cm" fo:margin-top="0.026cm" fo:margin-bottom="0cm" style:contextual-spacing="false" fo:line-height="0.388cm" fo:orphans="0" fo:widows="0" fo:text-indent="-0.504cm" style:auto-text-indent="false" style:snap-to-layout-grid="false"/>
      <style:text-properties style:text-underline-style="none"/>
    </style:style>
    <style:style style:name="P58" style:family="paragraph" style:parent-style-name="Standard">
      <style:paragraph-properties fo:margin-left="0.508cm" fo:margin-right="0cm" fo:margin-top="0.026cm" fo:margin-bottom="0cm" style:contextual-spacing="false" fo:line-height="0.388cm" fo:orphans="0" fo:widows="0" fo:text-indent="-0.504cm" style:auto-text-indent="false" style:snap-to-layout-grid="false"/>
      <style:text-properties fo:font-size="11pt" style:text-underline-style="none" style:font-size-asian="11pt"/>
    </style:style>
    <style:style style:name="P59" style:family="paragraph" style:parent-style-name="Standard">
      <style:paragraph-properties fo:margin-left="0.439cm" fo:margin-right="0cm" fo:margin-top="0.026cm" fo:margin-bottom="0cm" style:contextual-spacing="false" fo:line-height="0.388cm" fo:orphans="0" fo:widows="0" fo:text-indent="-0.436cm" style:auto-text-indent="false" style:snap-to-layout-grid="false"/>
      <style:text-properties fo:color="#ff0000" loext:opacity="100%" fo:font-size="9.5pt" style:font-size-asian="9.5pt"/>
    </style:style>
    <style:style style:name="P60" style:family="paragraph" style:parent-style-name="Standard">
      <style:paragraph-properties fo:margin-top="0.026cm" fo:margin-bottom="0cm" style:contextual-spacing="false" fo:line-height="0.388cm" fo:orphans="0" fo:widows="0" style:snap-to-layout-grid="false"/>
      <style:text-properties fo:font-size="10pt" style:text-underline-style="none" style:font-size-asian="10pt"/>
    </style:style>
    <style:style style:name="P61" style:family="paragraph" style:parent-style-name="Standard">
      <style:paragraph-properties fo:margin-top="0.026cm" fo:margin-bottom="0cm" style:contextual-spacing="false" fo:line-height="0.388cm" fo:orphans="0" fo:widows="0" style:snap-to-layout-grid="false"/>
      <style:text-properties fo:color="#222222" loext:opacity="100%" style:font-name="Times New Roman" style:letter-kerning="false" style:font-name-asian="細明體2" style:font-size-complex="12pt"/>
    </style:style>
    <style:style style:name="P62" style:family="paragraph" style:parent-style-name="Standard">
      <style:paragraph-properties fo:margin-top="0.026cm" fo:margin-bottom="0cm" style:contextual-spacing="false" fo:line-height="0.388cm" fo:orphans="0" fo:widows="0" style:snap-to-layout-grid="false"/>
      <style:text-properties fo:color="#222222" loext:opacity="100%" style:font-name="Times New Roman" officeooo:paragraph-rsid="002cd30a" style:letter-kerning="false" style:font-name-asian="細明體2" style:font-size-complex="12pt"/>
    </style:style>
    <style:style style:name="P63" style:family="paragraph" style:parent-style-name="Standard">
      <style:paragraph-properties fo:margin-top="0.026cm" fo:margin-bottom="0cm" style:contextual-spacing="false" fo:line-height="0.388cm" fo:text-align="end" style:justify-single-word="false" fo:orphans="0" fo:widows="0" style:snap-to-layout-grid="false"/>
      <style:text-properties fo:color="#222222" loext:opacity="100%" style:font-name="Times New Roman" officeooo:paragraph-rsid="002cd30a" style:letter-kerning="false" style:font-name-asian="細明體2" style:font-size-complex="12pt"/>
    </style:style>
    <style:style style:name="P64" style:family="paragraph" style:parent-style-name="Standard">
      <style:paragraph-properties fo:margin-left="0.554cm" fo:margin-right="0cm" fo:margin-top="0.026cm" fo:margin-bottom="0cm" style:contextual-spacing="false" fo:line-height="0.388cm" fo:orphans="0" fo:widows="0" fo:text-indent="-0.55cm" style:auto-text-indent="false" style:snap-to-layout-grid="false"/>
    </style:style>
    <style:style style:name="P65" style:family="paragraph" style:parent-style-name="Standard">
      <style:paragraph-properties fo:margin-left="0.554cm" fo:margin-right="0cm" fo:margin-top="0.026cm" fo:margin-bottom="0cm" style:contextual-spacing="false" fo:line-height="0.388cm" fo:orphans="0" fo:widows="0" fo:text-indent="-0.55cm" style:auto-text-indent="false" style:snap-to-layout-grid="false"/>
      <style:text-properties fo:color="#222222" loext:opacity="100%" style:font-name="Times New Roman" style:letter-kerning="false" style:font-name-asian="細明體2" style:font-size-complex="12pt"/>
    </style:style>
    <style:style style:name="P66" style:family="paragraph" style:parent-style-name="Standard">
      <style:paragraph-properties fo:margin-top="0.106cm" fo:margin-bottom="0cm" style:contextual-spacing="false" fo:line-height="0.388cm" fo:orphans="0" fo:widows="0"/>
    </style:style>
    <style:style style:name="P67" style:family="paragraph" style:parent-style-name="Standard">
      <style:paragraph-properties fo:margin-top="0.106cm" fo:margin-bottom="0cm" style:contextual-spacing="false" fo:line-height="0.388cm" fo:orphans="0" fo:widows="0"/>
      <style:text-properties fo:font-size="10pt" style:font-size-asian="10pt"/>
    </style:style>
    <style:style style:name="P68" style:family="paragraph" style:parent-style-name="Standard">
      <style:paragraph-properties fo:margin-left="0.462cm" fo:margin-right="0cm" fo:margin-top="0.026cm" fo:margin-bottom="0cm" style:contextual-spacing="false" fo:line-height="0.388cm" fo:orphans="0" fo:widows="0" fo:text-indent="-0.459cm" style:auto-text-indent="false" style:snap-to-layout-grid="false"/>
      <style:text-properties fo:color="#ff0000" loext:opacity="100%" fo:font-size="10pt" style:font-size-asian="10pt"/>
    </style:style>
    <style:style style:name="P69" style:family="paragraph" style:parent-style-name="Standard">
      <style:paragraph-properties fo:margin-left="0.406cm" fo:margin-right="0cm" fo:line-height="0.423cm" fo:text-align="justify" style:justify-single-word="false" fo:orphans="0" fo:widows="0" fo:text-indent="-0.402cm" style:auto-text-indent="false"/>
    </style:style>
    <style:style style:name="P70" style:family="paragraph" style:parent-style-name="Standard">
      <style:paragraph-properties fo:margin-left="0.469cm" fo:margin-right="0cm" fo:line-height="0.423cm" fo:text-align="justify" style:justify-single-word="false" fo:orphans="0" fo:widows="0" fo:text-indent="-0.466cm" style:auto-text-indent="false"/>
    </style:style>
    <style:style style:name="P71" style:family="paragraph" style:parent-style-name="Standard">
      <style:paragraph-properties fo:margin-left="0.469cm" fo:margin-right="0cm" fo:line-height="0.423cm" fo:text-align="justify" style:justify-single-word="false" fo:orphans="0" fo:widows="0" fo:text-indent="-0.466cm" style:auto-text-indent="false"/>
      <style:text-properties fo:color="#800000" loext:opacity="100%" fo:letter-spacing="-0.007cm"/>
    </style:style>
    <style:style style:name="P72" style:family="paragraph" style:parent-style-name="Standard">
      <style:paragraph-properties fo:margin-left="-0.088cm" fo:margin-right="-0.085cm" fo:line-height="0.494cm" fo:text-align="center" style:justify-single-word="false" fo:orphans="0" fo:widows="0" fo:text-indent="0.064cm" style:auto-text-indent="false"/>
      <style:text-properties fo:letter-spacing="-0.007cm"/>
    </style:style>
    <style:style style:name="P73" style:family="paragraph" style:parent-style-name="Standard">
      <style:paragraph-properties fo:margin-left="-0.088cm" fo:margin-right="-0.085cm" fo:line-height="0.494cm" fo:orphans="0" fo:widows="0" fo:text-indent="0.074cm" style:auto-text-indent="false"/>
      <style:text-properties style:font-name-asian="細明體2"/>
    </style:style>
    <style:style style:name="P74" style:family="paragraph" style:parent-style-name="Standard">
      <style:paragraph-properties fo:margin-left="-0.088cm" fo:margin-right="-0.085cm" fo:line-height="0.494cm" fo:orphans="0" fo:widows="0" fo:text-indent="0.074cm" style:auto-text-indent="false"/>
      <style:text-properties fo:color="#800080" loext:opacity="100%" fo:font-size="10pt" style:font-name-asian="細明體2" style:font-size-asian="10pt"/>
    </style:style>
    <style:style style:name="P75" style:family="paragraph" style:parent-style-name="Standard">
      <style:paragraph-properties fo:margin-left="-0.088cm" fo:margin-right="-0.085cm" fo:line-height="0.494cm" fo:orphans="0" fo:widows="0" fo:text-indent="0.074cm" style:auto-text-indent="false"/>
      <style:text-properties fo:color="#800080" loext:opacity="100%" fo:font-size="10pt" officeooo:rsid="0024642a" style:font-name-asian="細明體2" style:font-size-asian="10pt"/>
    </style:style>
    <style:style style:name="P76" style:family="paragraph" style:parent-style-name="Standard">
      <style:paragraph-properties fo:margin-left="0cm" fo:margin-right="-0.085cm" fo:line-height="0.494cm" fo:orphans="0" fo:widows="0" fo:text-indent="0cm" style:auto-text-indent="false"/>
      <style:text-properties style:font-name-asian="細明體2"/>
    </style:style>
    <style:style style:name="P77" style:family="paragraph" style:parent-style-name="Standard">
      <style:paragraph-properties fo:margin-left="-0.088cm" fo:margin-right="-0.085cm" fo:line-height="0.494cm" fo:orphans="0" fo:widows="0" fo:text-indent="0.088cm" style:auto-text-indent="false"/>
    </style:style>
    <style:style style:name="P78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style:text-underline-style="none"/>
    </style:style>
    <style:style style:name="P79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fo:color="#000000" loext:opacity="100%" style:text-underline-style="none"/>
    </style:style>
    <style:style style:name="P80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fo:color="#800080" loext:opacity="100%" fo:font-size="10pt" fo:letter-spacing="-0.007cm" style:font-name-asian="細明體2" style:font-size-asian="10pt"/>
    </style:style>
    <style:style style:name="P81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fo:color="#800080" loext:opacity="100%" style:font-name="細明體1" fo:font-size="12pt" fo:letter-spacing="-0.007cm" officeooo:paragraph-rsid="002a41a5" style:font-name-asian="細明體1" style:font-size-asian="12pt" style:font-size-complex="12pt"/>
    </style:style>
    <style:style style:name="P82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style:font-name="細明體1" style:font-name-asian="細明體1"/>
    </style:style>
    <style:style style:name="P83" style:family="paragraph" style:parent-style-name="Standard">
      <style:paragraph-properties fo:margin-left="-0.088cm" fo:margin-right="-0.085cm" fo:line-height="0.494cm" fo:orphans="0" fo:widows="0" fo:text-indent="0.088cm" style:auto-text-indent="false"/>
      <style:text-properties style:font-name="細明體1" officeooo:paragraph-rsid="002a41a5" style:font-name-asian="細明體1"/>
    </style:style>
    <style:style style:name="P84" style:family="paragraph" style:parent-style-name="Standard">
      <style:paragraph-properties fo:margin-left="-0.088cm" fo:margin-right="-0.085cm" fo:line-height="0.494cm" fo:orphans="0" fo:widows="0" fo:text-indent="0cm" style:auto-text-indent="false"/>
      <style:text-properties style:text-underline-style="none"/>
    </style:style>
    <style:style style:name="P85" style:family="paragraph" style:parent-style-name="Standard">
      <style:paragraph-properties fo:margin-left="0.407cm" fo:margin-right="0cm" fo:margin-top="0.026cm" fo:margin-bottom="0cm" style:contextual-spacing="false" fo:line-height="0.388cm" fo:orphans="0" fo:widows="0" fo:text-indent="-0.404cm" style:auto-text-indent="false" style:snap-to-layout-grid="false"/>
      <style:text-properties fo:color="#008000" loext:opacity="100%" fo:font-size="10pt" fo:letter-spacing="-0.021cm" fo:font-weight="bold" style:font-name-asian="標楷體2" style:font-size-asian="10pt" style:font-weight-asian="bold"/>
    </style:style>
    <style:style style:name="P86" style:family="paragraph" style:parent-style-name="Standard">
      <style:paragraph-properties fo:margin-left="0cm" fo:margin-right="-0.499cm" fo:orphans="0" fo:widows="0" fo:text-indent="0cm" style:auto-text-indent="false"/>
      <style:text-properties fo:font-size="11pt" style:text-underline-style="none" style:font-size-asian="11pt"/>
    </style:style>
    <style:style style:name="P87" style:family="paragraph" style:parent-style-name="Header">
      <style:paragraph-properties fo:margin-left="0cm" fo:margin-right="-0.34cm" fo:margin-top="0.275cm" fo:margin-bottom="0.275cm" style:contextual-spacing="false" style:line-height-at-least="0.423cm" fo:text-align="justify" style:justify-single-word="false" fo:orphans="2" fo:widows="2" fo:text-indent="0cm" style:auto-text-indent="false"/>
      <style:text-properties style:font-name="標楷體" fo:font-weight="normal" officeooo:paragraph-rsid="0025f5e8" style:font-name-asian="標楷體" style:font-weight-asian="normal" style:font-weight-complex="normal"/>
    </style:style>
    <style:style style:name="P88" style:family="paragraph" style:parent-style-name="Header">
      <style:paragraph-properties fo:margin-left="0cm" fo:margin-right="-0.34cm" fo:margin-top="0.275cm" fo:margin-bottom="0.275cm" style:contextual-spacing="false" style:line-height-at-least="0.423cm" fo:text-align="justify" style:justify-single-word="false" fo:orphans="2" fo:widows="2" fo:text-indent="0cm" style:auto-text-indent="false"/>
      <style:text-properties fo:color="#000000" loext:opacity="100%" style:font-name="標楷體" fo:font-size="13.5pt" fo:font-weight="normal" officeooo:rsid="001ae463" officeooo:paragraph-rsid="0025f5e8" style:letter-kerning="false" style:font-name-asian="標楷體" style:font-size-asian="13.5pt" style:font-weight-asian="normal" style:font-name-complex="新細明體2" style:font-size-complex="12pt" style:font-weight-complex="normal"/>
    </style:style>
    <style:style style:name="P89" style:family="paragraph" style:parent-style-name="Standard">
      <style:paragraph-properties fo:margin-left="0cm" fo:margin-right="0.212cm" fo:margin-top="0.275cm" fo:margin-bottom="0.275cm" style:contextual-spacing="false" fo:line-height="0.529cm" fo:text-indent="0cm" style:auto-text-indent="false"/>
      <style:text-properties fo:color="#000000" loext:opacity="100%" style:font-name="標楷體" fo:font-size="13.5pt" fo:font-weight="normal" officeooo:rsid="001ae463" officeooo:paragraph-rsid="0025f5e8" style:letter-kerning="false" style:font-name-asian="標楷體" style:font-size-asian="13.5pt" style:font-weight-asian="normal" style:font-name-complex="新細明體2" style:font-size-complex="12pt" style:font-weight-complex="normal"/>
    </style:style>
    <style:style style:name="P90" style:family="paragraph" style:parent-style-name="Standard">
      <style:paragraph-properties fo:margin-left="0cm" fo:margin-right="0.212cm" fo:margin-top="0.085cm" fo:margin-bottom="0cm" style:contextual-spacing="false" fo:line-height="0.529cm" fo:text-indent="0cm" style:auto-text-indent="false"/>
      <style:text-properties fo:color="#000000" loext:opacity="100%" style:font-name="標楷體" fo:font-size="13.5pt" fo:letter-spacing="-0.007cm" fo:font-weight="normal" officeooo:rsid="001ae463" officeooo:paragraph-rsid="0025f5e8" style:letter-kerning="false" style:font-name-asian="標楷體" style:font-size-asian="13.5pt" style:font-weight-asian="normal" style:font-name-complex="新細明體2" style:font-size-complex="12pt" style:font-weight-complex="bold"/>
    </style:style>
    <style:style style:name="P91" style:family="paragraph" style:parent-style-name="Standard">
      <style:paragraph-properties fo:margin-left="0cm" fo:margin-right="0.212cm" fo:margin-top="0.085cm" fo:margin-bottom="0cm" style:contextual-spacing="false" fo:line-height="0.529cm" fo:text-align="justify" style:justify-single-word="false" fo:orphans="2" fo:widows="2" fo:text-indent="0cm" style:auto-text-indent="false"/>
      <style:text-properties fo:color="#000000" loext:opacity="100%" style:font-name="標楷體" fo:font-size="13.5pt" fo:letter-spacing="-0.007cm" fo:font-weight="normal" officeooo:rsid="001ae463" officeooo:paragraph-rsid="0025f5e8" style:letter-kerning="false" style:font-name-asian="標楷體" style:font-size-asian="13.5pt" style:font-weight-asian="normal" style:font-name-complex="新細明體2" style:font-size-complex="12pt" style:font-weight-complex="normal"/>
    </style:style>
    <style:style style:name="T1" style:family="text">
      <style:text-properties fo:color="#222222" loext:opacity="100%" style:font-name="Times New Roman" style:letter-kerning="false" style:font-name-asian="細明體2"/>
    </style:style>
    <style:style style:name="T2" style:family="text">
      <style:text-properties fo:color="#222222" loext:opacity="100%" style:font-name="Times New Roman" style:letter-kerning="false" style:font-name-asian="細明體2" style:font-size-complex="12pt"/>
    </style:style>
    <style:style style:name="T3" style:family="text">
      <style:text-properties fo:color="#222222" loext:opacity="100%" style:font-name="Times New Roman" officeooo:rsid="002d4f1f" style:letter-kerning="false" style:font-name-asian="細明體2" style:font-size-complex="12pt"/>
    </style:style>
    <style:style style:name="T4" style:family="text">
      <style:text-properties fo:color="#222222" loext:opacity="100%" style:font-name="Times New Roman" officeooo:rsid="002f269a" style:letter-kerning="false" style:font-name-asian="細明體2" style:font-size-complex="12pt"/>
    </style:style>
    <style:style style:name="T5" style:family="text">
      <style:text-properties fo:color="#222222" loext:opacity="100%" style:font-name="Times New Roman" officeooo:rsid="0030d5cb" style:letter-kerning="false" style:font-name-asian="細明體2" style:font-size-complex="12pt"/>
    </style:style>
    <style:style style:name="T6" style:family="text">
      <style:text-properties fo:color="#222222" loext:opacity="100%" style:font-name="Times New Roman" officeooo:rsid="001ae463" style:letter-kerning="false" style:font-name-asian="細明體3" style:font-name-complex="Times New Roman" style:font-size-complex="12pt"/>
    </style:style>
    <style:style style:name="T7" style:family="text">
      <style:text-properties fo:color="#222222" loext:opacity="100%" style:letter-kerning="false"/>
    </style:style>
    <style:style style:name="T8" style:family="text">
      <style:text-properties fo:color="#222222" loext:opacity="100%" officeooo:rsid="001ae463" style:letter-kerning="false" style:font-size-complex="12pt"/>
    </style:style>
    <style:style style:name="T9" style:family="text">
      <style:text-properties fo:color="#222222" loext:opacity="100%" style:font-name="Liberation Serif" officeooo:rsid="001ae463" style:letter-kerning="false" style:font-size-complex="12pt"/>
    </style:style>
    <style:style style:name="T10" style:family="text">
      <style:text-properties fo:color="#222222" loext:opacity="100%" style:font-name="Liberation Serif" style:text-underline-style="solid" style:text-underline-width="auto" style:text-underline-color="font-color" officeooo:rsid="001ae463" style:letter-kerning="false" style:font-name-complex="Times New Roman" style:font-size-complex="12pt"/>
    </style:style>
    <style:style style:name="T11" style:family="text">
      <style:text-properties fo:color="#222222" loext:opacity="100%" style:text-underline-style="solid" style:text-underline-width="auto" style:text-underline-color="font-color" officeooo:rsid="001ae463" style:letter-kerning="false" style:font-size-complex="12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letter-kerning="false" style:font-weight-asian="bold"/>
    </style:style>
    <style:style style:name="T14" style:family="text">
      <style:text-properties style:font-name-asian="細明體2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size="11pt" style:font-size-asian="11pt"/>
    </style:style>
    <style:style style:name="T17" style:family="text">
      <style:text-properties fo:color="#000000" loext:opacity="100%" fo:font-size="9pt" style:font-size-asian="9pt" style:font-size-complex="9pt"/>
    </style:style>
    <style:style style:name="T18" style:family="text">
      <style:text-properties fo:color="#000000" loext:opacity="100%" fo:font-weight="bold" style:font-weight-asian="bold"/>
    </style:style>
    <style:style style:name="T19" style:family="text">
      <style:text-properties fo:color="#000000" loext:opacity="100%" fo:font-size="10pt" fo:letter-spacing="-0.007cm" style:font-size-asian="10pt"/>
    </style:style>
    <style:style style:name="T20" style:family="text">
      <style:text-properties fo:color="#000000" loext:opacity="100%" fo:font-size="10pt" style:font-size-asian="10pt"/>
    </style:style>
    <style:style style:name="T21" style:family="text">
      <style:text-properties fo:color="#000000" loext:opacity="100%" fo:font-size="10pt" fo:letter-spacing="-0.011cm" style:text-underline-style="none" style:font-size-asian="10pt"/>
    </style:style>
    <style:style style:name="T22" style:family="text">
      <style:text-properties fo:color="#000000" loext:opacity="100%" fo:font-size="10pt" fo:letter-spacing="-0.004cm" style:font-size-asian="10pt"/>
    </style:style>
    <style:style style:name="T23" style:family="text">
      <style:text-properties fo:color="#000000" loext:opacity="100%" fo:font-size="10pt" style:text-underline-style="none" style:font-size-asian="10pt"/>
    </style:style>
    <style:style style:name="T24" style:family="text">
      <style:text-properties fo:color="#000000" loext:opacity="100%" fo:font-size="9.5pt" fo:letter-spacing="-0.004cm" style:letter-kerning="false" style:font-size-asian="9.5pt" style:font-size-complex="9pt"/>
    </style:style>
    <style:style style:name="T25" style:family="text">
      <style:text-properties fo:color="#000000" loext:opacity="100%" fo:font-size="9.5pt" style:letter-kerning="false" style:font-size-asian="9.5pt" style:font-size-complex="9pt"/>
    </style:style>
    <style:style style:name="T26" style:family="text">
      <style:text-properties fo:color="#000000" loext:opacity="100%" fo:letter-spacing="-0.007cm"/>
    </style:style>
    <style:style style:name="T27" style:family="text">
      <style:text-properties fo:color="#000000" loext:opacity="100%" fo:letter-spacing="-0.007cm" style:font-name-asian="標楷體2" style:font-size-complex="12pt"/>
    </style:style>
    <style:style style:name="T28" style:family="text">
      <style:text-properties fo:color="#000000" loext:opacity="100%" style:text-underline-style="none"/>
    </style:style>
    <style:style style:name="T29" style:family="text">
      <style:text-properties fo:color="#000000" loext:opacity="100%" style:font-name-asian="Arial Unicode MS1"/>
    </style:style>
    <style:style style:name="T30" style:family="text">
      <style:text-properties fo:color="#000000" loext:opacity="100%" fo:font-size="13.5pt" officeooo:rsid="001ae463" style:letter-kerning="false" style:font-size-asian="13.5pt" style:font-name-complex="新細明體2" style:font-size-complex="12pt"/>
    </style:style>
    <style:style style:name="T31" style:family="text">
      <style:text-properties fo:color="#000000" loext:opacity="100%" fo:font-size="13.5pt" officeooo:rsid="001ae463" style:letter-kerning="false" style:font-size-asian="13.5pt" style:font-size-complex="12pt"/>
    </style:style>
    <style:style style:name="T32" style:family="text">
      <style:text-properties fo:color="#000000" loext:opacity="100%" style:font-name="Times New Roman" fo:font-size="13.5pt" officeooo:rsid="001ae463" style:letter-kerning="false" style:font-size-asian="13.5pt" style:font-size-complex="12pt"/>
    </style:style>
    <style:style style:name="T33" style:family="text">
      <style:text-properties fo:color="#000000" loext:opacity="100%" style:font-name="Times New Roman" fo:font-size="13.5pt" officeooo:rsid="0025f5e8" style:letter-kerning="false" style:font-size-asian="13.5pt" style:font-size-complex="12pt"/>
    </style:style>
    <style:style style:name="T34" style:family="text">
      <style:text-properties fo:color="#000000" loext:opacity="100%" style:font-name="Times New Roman" fo:font-size="13.5pt" officeooo:rsid="002a41a5" style:letter-kerning="false" style:font-size-asian="13.5pt" style:font-size-complex="12pt"/>
    </style:style>
    <style:style style:name="T35" style:family="text">
      <style:text-properties fo:color="#000000" loext:opacity="100%" style:font-name="Times New Roman" fo:letter-spacing="-0.007cm" style:font-name-asian="Times New Roman"/>
    </style:style>
    <style:style style:name="T36" style:family="text">
      <style:text-properties fo:color="#000000" loext:opacity="100%" style:font-name="Times New Roman" fo:font-size="12pt" fo:letter-spacing="-0.007cm" style:letter-kerning="true" style:font-name-asian="Times New Roman" style:font-size-asian="12pt" style:font-size-complex="11pt"/>
    </style:style>
    <style:style style:name="T37" style:family="text">
      <style:text-properties fo:color="#000000" loext:opacity="100%" style:font-name="Times New Roman" style:letter-kerning="true" style:font-name-asian="Times New Roman"/>
    </style:style>
    <style:style style:name="T38" style:family="text">
      <style:text-properties fo:color="#000000" loext:opacity="100%" style:font-name="標楷體1" fo:font-size="13pt" officeooo:rsid="001ae463" style:letter-kerning="false" style:font-name-asian="標楷體1" style:font-size-asian="13pt" style:font-name-complex="標楷體1" style:font-size-complex="12pt"/>
    </style:style>
    <style:style style:name="T39" style:family="text">
      <style:text-properties fo:color="#000000" loext:opacity="100%" fo:font-size="13pt" officeooo:rsid="001ae463" style:letter-kerning="false" style:font-size-asian="13pt" style:font-size-complex="12pt"/>
    </style:style>
    <style:style style:name="T40" style:family="text">
      <style:text-properties fo:font-size="11pt" style:font-size-asian="11pt"/>
    </style:style>
    <style:style style:name="T41" style:family="text">
      <style:text-properties fo:font-size="11pt" style:text-underline-style="none" style:font-size-asian="11pt"/>
    </style:style>
    <style:style style:name="T42" style:family="text">
      <style:text-properties fo:font-size="11pt" fo:font-weight="bold" style:font-name-asian="華康中黑體" style:font-size-asian="11pt" style:font-weight-asian="bold" style:font-weight-complex="bold"/>
    </style:style>
    <style:style style:name="T43" style:family="text">
      <style:text-properties fo:font-size="11pt" fo:letter-spacing="-0.007cm" style:text-underline-style="none" fo:font-weight="bold" style:font-name-asian="華康中黑體" style:font-size-asian="11pt" style:font-weight-asian="bold" style:font-weight-complex="bold"/>
    </style:style>
    <style:style style:name="T44" style:family="text">
      <style:text-properties fo:font-size="11pt" fo:letter-spacing="-0.014cm" style:font-size-asian="11pt"/>
    </style:style>
    <style:style style:name="T45" style:family="text">
      <style:text-properties fo:color="#ff0000" loext:opacity="100%"/>
    </style:style>
    <style:style style:name="T46" style:family="text">
      <style:text-properties fo:color="#ff0000" loext:opacity="100%" fo:font-size="11pt" fo:font-weight="bold" style:font-size-asian="11pt" style:font-weight-asian="bold" style:font-weight-complex="bold"/>
    </style:style>
    <style:style style:name="T47" style:family="text">
      <style:text-properties fo:color="#ff0000" loext:opacity="100%" fo:font-size="11pt" style:font-size-asian="11pt"/>
    </style:style>
    <style:style style:name="T48" style:family="text">
      <style:text-properties fo:color="#ff0000" loext:opacity="100%" fo:font-weight="bold" style:font-weight-asian="bold" style:font-weight-complex="bold"/>
    </style:style>
    <style:style style:name="T49" style:family="text">
      <style:text-properties fo:color="#ff0000" loext:opacity="100%" style:letter-kerning="false"/>
    </style:style>
    <style:style style:name="T50" style:family="text">
      <style:text-properties fo:color="#ff0000" loext:opacity="100%" fo:font-size="9pt" style:font-size-asian="9pt" style:font-size-complex="9pt"/>
    </style:style>
    <style:style style:name="T51" style:family="text">
      <style:text-properties fo:color="#ff0000" loext:opacity="100%" fo:font-size="9pt" style:font-size-asian="9pt" style:font-size-complex="9pt" style:font-weight-complex="bold"/>
    </style:style>
    <style:style style:name="T52" style:family="text">
      <style:text-properties fo:color="#ff0000" loext:opacity="100%" fo:font-size="9pt" fo:font-weight="bold" style:font-size-asian="9pt" style:font-weight-asian="bold" style:font-size-complex="9pt" style:font-weight-complex="bold"/>
    </style:style>
    <style:style style:name="T53" style:family="text">
      <style:text-properties fo:color="#ff0000" loext:opacity="100%" style:font-name="Wingdings 2" fo:font-size="9pt" style:font-name-asian="Wingdings 21" style:font-size-asian="9pt" style:font-name-complex="Wingdings 21" style:font-size-complex="9pt"/>
    </style:style>
    <style:style style:name="T54" style:family="text">
      <style:text-properties fo:color="#ff0000" loext:opacity="100%" style:font-size-complex="12pt" style:font-weight-complex="bold"/>
    </style:style>
    <style:style style:name="T55" style:family="text">
      <style:text-properties fo:color="#ff0000" loext:opacity="100%" fo:font-size="10pt" fo:font-weight="bold" style:font-size-asian="10pt" style:font-weight-asian="bold" style:font-weight-complex="bold"/>
    </style:style>
    <style:style style:name="T56" style:family="text">
      <style:text-properties fo:color="#ff0000" loext:opacity="100%" fo:font-size="10pt" fo:letter-spacing="-0.007cm" style:font-size-asian="10pt"/>
    </style:style>
    <style:style style:name="T57" style:family="text">
      <style:text-properties fo:color="#ff0000" loext:opacity="100%" fo:font-size="10pt" style:font-size-asian="10pt"/>
    </style:style>
    <style:style style:name="T58" style:family="text">
      <style:text-properties fo:color="#ff0000" loext:opacity="100%" fo:font-size="10pt" fo:letter-spacing="-0.018cm" style:font-size-asian="10pt"/>
    </style:style>
    <style:style style:name="T59" style:family="text">
      <style:text-properties fo:color="#ff0000" loext:opacity="100%" fo:font-size="9.5pt" fo:letter-spacing="-0.004cm" style:letter-kerning="false" style:font-size-asian="9.5pt" style:font-size-complex="9pt"/>
    </style:style>
    <style:style style:name="T60" style:family="text">
      <style:text-properties fo:color="#ff0000" loext:opacity="100%" style:font-name="Wingdings 3" style:font-name-asian="Wingdings 31" style:font-name-complex="Wingdings 31"/>
    </style:style>
    <style:style style:name="T61" style:family="text">
      <style:text-properties fo:color="#ff0000" loext:opacity="100%" fo:letter-spacing="-0.007cm"/>
    </style:style>
    <style:style style:name="T62" style:family="text">
      <style:text-properties fo:color="#ff0000" loext:opacity="100%" fo:letter-spacing="-0.011cm" style:font-name-asian="SimSun" style:language-asian="zh" style:country-asian="SG" style:font-size-complex="12pt"/>
    </style:style>
    <style:style style:name="T63" style:family="text">
      <style:text-properties fo:color="#ff0000" loext:opacity="100%" fo:letter-spacing="-0.011cm" style:font-name-asian="華康粗黑體1" style:font-size-complex="12pt"/>
    </style:style>
    <style:style style:name="T64" style:family="text">
      <style:text-properties fo:color="#ff0000" loext:opacity="100%" fo:letter-spacing="-0.011cm" style:font-name-asian="新細明體1" style:font-size-complex="12pt"/>
    </style:style>
    <style:style style:name="T65" style:family="text">
      <style:text-properties fo:font-size="10pt" style:font-size-asian="10pt"/>
    </style:style>
    <style:style style:name="T66" style:family="text">
      <style:text-properties fo:font-size="10pt" style:letter-kerning="false" style:font-size-asian="10pt" style:font-size-complex="10pt"/>
    </style:style>
    <style:style style:name="T67" style:family="text">
      <style:text-properties fo:font-size="10pt" fo:letter-spacing="-0.021cm" style:font-size-asian="10pt"/>
    </style:style>
    <style:style style:name="T68" style:family="text">
      <style:text-properties fo:font-size="10pt" fo:letter-spacing="-0.007cm" style:text-underline-style="none" style:font-size-asian="10pt"/>
    </style:style>
    <style:style style:name="T69" style:family="text">
      <style:text-properties fo:font-size="10pt" fo:letter-spacing="-0.007cm" style:font-size-asian="10pt"/>
    </style:style>
    <style:style style:name="T70" style:family="text">
      <style:text-properties fo:font-size="10pt" fo:letter-spacing="-0.011cm" style:text-underline-style="none" style:font-size-asian="10pt"/>
    </style:style>
    <style:style style:name="T71" style:family="text">
      <style:text-properties fo:font-size="10pt" style:text-underline-style="none" style:font-size-asian="10pt"/>
    </style:style>
    <style:style style:name="T72" style:family="text">
      <style:text-properties fo:font-size="10pt" fo:letter-spacing="-0.004cm" style:font-size-asian="10pt"/>
    </style:style>
    <style:style style:name="T73" style:family="text">
      <style:text-properties fo:font-size="10pt" fo:letter-spacing="-0.018cm" style:font-size-asian="10pt"/>
    </style:style>
    <style:style style:name="T74" style:family="text">
      <style:text-properties fo:font-size="10pt" fo:language="en" fo:country="GB" style:font-size-asian="10pt"/>
    </style:style>
    <style:style style:name="T75" style:family="text">
      <style:text-properties style:font-name="Wingdings" fo:font-size="13pt" fo:font-weight="bold" style:font-name-asian="Wingdings1" style:font-size-asian="13pt" style:font-weight-asian="bold" style:font-name-complex="Wingdings1" style:font-size-complex="13pt"/>
    </style:style>
    <style:style style:name="T76" style:family="text">
      <style:text-properties style:font-name-asian="Arial Unicode MS1"/>
    </style:style>
    <style:style style:name="T77" style:family="text">
      <style:text-properties fo:text-transform="uppercase" fo:color="#000080" loext:opacity="100%" fo:font-size="14pt" style:font-name-asian="華康中黑體" style:font-size-asian="14pt" style:font-weight-complex="bold"/>
    </style:style>
    <style:style style:name="T78" style:family="text">
      <style:text-properties fo:text-transform="uppercase" fo:color="#000080" loext:opacity="100%" style:font-weight-complex="bold"/>
    </style:style>
    <style:style style:name="T79" style:family="text">
      <style:text-properties style:font-name-asian="華康粗黑體1"/>
    </style:style>
    <style:style style:name="T80" style:family="text">
      <style:text-properties style:letter-kerning="false"/>
    </style:style>
    <style:style style:name="T81" style:family="text">
      <style:text-properties fo:font-size="9.5pt" style:font-size-asian="9.5pt"/>
    </style:style>
    <style:style style:name="T82" style:family="text">
      <style:text-properties style:font-name="Wingdings 3" style:font-name-asian="Wingdings 31" style:font-name-complex="Wingdings 31"/>
    </style:style>
    <style:style style:name="T83" style:family="text">
      <style:text-properties fo:letter-spacing="-0.007cm"/>
    </style:style>
    <style:style style:name="T84" style:family="text">
      <style:text-properties fo:letter-spacing="-0.007cm" style:font-name-asian="標楷體2" style:font-size-complex="12pt"/>
    </style:style>
    <style:style style:name="T85" style:family="text">
      <style:text-properties fo:letter-spacing="-0.007cm" style:font-weight-complex="bold"/>
    </style:style>
    <style:style style:name="T86" style:family="text">
      <style:text-properties fo:color="#800000" loext:opacity="100%" fo:letter-spacing="-0.007cm"/>
    </style:style>
    <style:style style:name="T87" style:family="text">
      <style:text-properties fo:language="en" fo:country="GB"/>
    </style:style>
    <style:style style:name="T88" style:family="text">
      <style:text-properties style:font-name="細明體" fo:font-size="9pt" style:font-name-asian="細明體2" style:font-size-asian="9pt" style:font-size-complex="9pt"/>
    </style:style>
    <style:style style:name="T89" style:family="text">
      <style:text-properties style:font-name="細明體" fo:font-size="10pt" style:font-name-asian="細明體2" style:font-size-asian="10pt" style:font-name-complex="細明體2"/>
    </style:style>
    <style:style style:name="T90" style:family="text">
      <style:text-properties style:font-name="華康粗黑體" fo:font-size="11pt" style:font-name-asian="華康粗黑體1" style:font-size-asian="11pt"/>
    </style:style>
    <style:style style:name="T91" style:family="text">
      <style:text-properties fo:color="#800080" loext:opacity="100%" fo:font-size="10pt" style:font-size-asian="10pt"/>
    </style:style>
    <style:style style:name="T92" style:family="text">
      <style:text-properties officeooo:rsid="001a929b"/>
    </style:style>
    <style:style style:name="T93" style:family="text">
      <style:text-properties style:font-name="Times New Roman" officeooo:rsid="0025f5e8"/>
    </style:style>
    <style:style style:name="T94" style:family="text">
      <style:text-properties style:font-name="Times New Roman" fo:letter-spacing="-0.007cm" officeooo:rsid="0025f5e8"/>
    </style:style>
    <style:style style:name="T95" style:family="text">
      <style:text-properties style:font-name="Times New Roman" fo:letter-spacing="-0.007cm" officeooo:rsid="002b6467"/>
    </style:style>
    <style:style style:name="T96" style:family="text">
      <style:text-properties style:font-name="Times New Roman" officeooo:rsid="002a41a5"/>
    </style:style>
    <style:style style:name="T97" style:family="text">
      <style:text-properties fo:color="#c9211e" loext:opacity="100%" style:font-name="Times New Roman" fo:font-size="12pt" fo:letter-spacing="-0.007cm" style:letter-kerning="true" style:font-name-asian="Times New Roman" style:font-size-asian="12pt" style:font-size-complex="11pt"/>
    </style:style>
    <style:style style:name="T98" style:family="text">
      <style:text-properties fo:color="#c9211e" loext:opacity="100%" style:font-name="Times New Roman" style:letter-kerning="true" style:font-name-asian="Times New Roman"/>
    </style:style>
    <style:style style:name="T99" style:family="text">
      <style:text-properties fo:color="#c9211e" loext:opacity="100%" style:font-name="Times New Roman" fo:letter-spacing="-0.007cm" style:font-name-asian="Times New Roman"/>
    </style:style>
    <style:style style:name="T100" style:family="text">
      <style:text-properties style:use-window-font-color="true" loext:opacity="0%" fo:font-size="10pt" fo:letter-spacing="-0.018cm" fo:language="en" fo:country="GB" style:letter-kerning="true" style:font-size-asian="10pt" style:font-size-complex="11pt"/>
    </style:style>
    <style:style style:name="T101" style:family="text">
      <style:text-properties officeooo:rsid="00304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《攝阿毘達摩義論表解 完整版》 </text:p>
      <text:p text:style-name="P14">2022年修訂版，更正紀錄</text:p>
      <text:p text:style-name="P5"/>
      <text:p text:style-name="P45"><text:span text:style-name="T2">2022.0</text:span><text:span text:style-name="T5">3</text:span><text:span text:style-name="T2">.</text:span><text:span text:style-name="T5">1</text:span><text:span text:style-name="T4">7</text:span></text:p>
      <text:p text:style-name="P46"><text:span text:style-name="T9">*** </text:span><text:span text:style-name="T8">感謝</text:span><text:span text:style-name="T11">美國加州</text:span><text:span text:style-name="T8">法友提供諸多修訂建議！ </text:span><text:span text:style-name="T9">*** </text:span></text:p>
      <text:p text:style-name="P3"/>
      <table:table table:name="表格3" table:style-name="表格3">
        <table:table-column table:style-name="表格3.A"/>
        <table:table-column table:style-name="表格3.B" table:number-columns-repeated="3"/>
        <table:table-row table:style-name="表格3.1">
          <table:table-cell table:style-name="表格3.A1" office:value-type="string">
            <text:p text:style-name="P9">頁碼(頁數)</text:p>
          </table:table-cell>
          <table:table-cell table:style-name="表格3.A1" office:value-type="string">
            <text:p text:style-name="P11">位置</text:p>
          </table:table-cell>
          <table:table-cell table:style-name="表格3.A1" office:value-type="string">
            <text:p text:style-name="P11">修訂前</text:p>
          </table:table-cell>
          <table:table-cell table:style-name="表格3.A1" office:value-type="string">
            <text:p text:style-name="P11">修訂後</text:p>
          </table:table-cell>
        </table:table-row>
        <table:table-row table:style-name="表格3.2">
          <table:table-cell table:style-name="表格3.A1" office:value-type="string">
            <text:p text:style-name="P6">ch.3-13</text:p>
          </table:table-cell>
          <table:table-cell table:style-name="表格3.A1" office:value-type="string">
            <text:p text:style-name="P18">中間最上方</text:p>
          </table:table-cell>
          <table:table-cell table:style-name="表格3.C2" office:value-type="string">
            <text:p text:style-name="P22"><text:span text:style-name="T16">法所緣 52心所</text:span><text:span text:style-name="T46">28</text:span><text:span text:style-name="T16">色</text:span></text:p>
          </table:table-cell>
          <table:table-cell table:style-name="表格3.D2" office:value-type="string">
            <text:p text:style-name="P22"><text:span text:style-name="T16">法所緣 52心所</text:span><text:span text:style-name="T46">21</text:span><text:span text:style-name="T16">色</text:span></text:p>
          </table:table-cell>
        </table:table-row>
        <table:table-row table:style-name="表格3.1">
          <table:table-cell table:style-name="表格3.A1" office:value-type="string">
            <text:p text:style-name="P23">ch.3-13</text:p>
          </table:table-cell>
          <table:table-cell table:style-name="表格3.A1" office:value-type="string">
            <text:p text:style-name="P6">最右邊〔說明〕欄中下方</text:p>
          </table:table-cell>
          <table:table-cell table:style-name="表格3.C3" office:value-type="string">
            <text:p text:style-name="P30"><text:span text:style-name="T15">推度(作用)以現在為所緣。(按︰推度作彼所緣的作用，則是過去</text:span><text:span text:style-name="T45">時</text:span><text:span text:style-name="T15">及未來時)</text:span></text:p>
          </table:table-cell>
          <table:table-cell table:style-name="表格3.D3" office:value-type="string">
            <text:p text:style-name="P30"><text:span text:style-name="T15">推度(作用)以現在為所緣。(按︰推度作彼所緣的作用，則是過去，</text:span><text:span text:style-name="T48">現在</text:span><text:span text:style-name="T15">及未來時)</text:span></text:p>
          </table:table-cell>
        </table:table-row>
        <table:table-row table:style-name="表格3.1">
          <table:table-cell table:style-name="表格3.A1" office:value-type="string">
            <text:p text:style-name="P23">ch.4-7</text:p>
          </table:table-cell>
          <table:table-cell table:style-name="表格3.A1" office:value-type="string">
            <text:p text:style-name="P24">最下方表格 </text:p>
          </table:table-cell>
          <table:table-cell table:style-name="表格3.C4" office:value-type="string">
            <text:p text:style-name="P28">1過去有分，過過過過過 <text:s/></text:p>
            <text:p text:style-name="P4">2有分波動…</text:p>
            <text:p text:style-name="P4">3有分斷…</text:p>
            <text:p text:style-name="P4">…</text:p>
          </table:table-cell>
          <table:table-cell table:style-name="表格3.D4" office:value-type="string">
            <text:p text:style-name="P32"><text:span text:style-name="T66">刪除</text:span><text:span text:style-name="T67">1過去有分，過過過過過那欄 <text:s/></text:span></text:p>
            <text:p text:style-name="P12">2有分波動改為1有分波動，3有分斷改為2有分斷，依次類推到13彼所緣改為12彼所緣</text:p>
          </table:table-cell>
        </table:table-row>
        <table:table-row table:style-name="表格3.1">
          <table:table-cell table:style-name="表格3.A1" office:value-type="string">
            <text:p text:style-name="P24">ch.4-10及ch.4-11</text:p>
          </table:table-cell>
          <table:table-cell table:style-name="表格3.A1" office:value-type="string">
            <text:p text:style-name="P6">初次進入世間禪那等5個圖</text:p>
          </table:table-cell>
          <table:table-cell table:style-name="表格3.C5" office:value-type="string">
            <text:p text:style-name="P4"/>
            <table:table table:name="表格1" table:style-name="表格1">
              <table:table-column table:style-name="表格1.A"/>
              <table:table-row table:style-name="表格1.1">
                <table:table-cell table:style-name="表格1.A1" office:value-type="string">
                  <text:p text:style-name="P4">過去有分</text:p>
                </table:table-cell>
              </table:table-row>
            </table:table>
            <text:p text:style-name="P4"/>
          </table:table-cell>
          <table:table-cell table:style-name="表格3.D5" office:value-type="string">
            <text:p text:style-name="P4"/>
            <text:p text:style-name="P4">刪除(共5個)</text:p>
          </table:table-cell>
        </table:table-row>
        <table:table-row table:style-name="表格3.1">
          <table:table-cell table:style-name="表格3.A1" office:value-type="string">
            <text:p text:style-name="P24">ch.5-7</text:p>
          </table:table-cell>
          <table:table-cell table:style-name="表格3.A1" office:value-type="string">
            <text:p text:style-name="P6">表格中間</text:p>
          </table:table-cell>
          <table:table-cell table:style-name="表格3.C6" office:value-type="string">
            <text:p text:style-name="P4">左欄12不善心</text:p>
            <text:p text:style-name="P4">右欄4無因不善果報心</text:p>
          </table:table-cell>
          <table:table-cell table:style-name="表格3.D6" office:value-type="string">
            <text:p text:style-name="P27"><text:span text:style-name="T15">兩者之間加上</text:span><text:span text:style-name="T45">箭頭連線</text:span><text:span text:style-name="T15">。</text:span></text:p>
          </table:table-cell>
        </table:table-row>
        <table:table-row table:style-name="表格3.1">
          <table:table-cell table:style-name="表格3.A1" office:value-type="string">
            <text:p text:style-name="P24">ch.5-8 </text:p>
          </table:table-cell>
          <table:table-cell table:style-name="表格3.A1" office:value-type="string">
            <text:p text:style-name="P18">右下角的方框，第二行</text:p>
          </table:table-cell>
          <table:table-cell table:style-name="表格3.C7" office:value-type="string">
            <text:p text:style-name="P22"><text:span text:style-name="T75"></text:span><text:span text:style-name="T16">趣向</text:span></text:p>
          </table:table-cell>
          <table:table-cell table:style-name="表格3.D7" office:value-type="string">
            <text:p text:style-name="P22"><text:span text:style-name="T75"></text:span><text:span text:style-name="T16">趣</text:span><text:span text:style-name="T46">相</text:span></text:p>
          </table:table-cell>
        </table:table-row>
        <table:table-row table:style-name="表格3.1">
          <table:table-cell table:style-name="表格3.A1" office:value-type="string">
            <text:p text:style-name="P24">ch.5-9</text:p>
          </table:table-cell>
          <table:table-cell table:style-name="表格3.A1" office:value-type="string">
            <text:p text:style-name="P30"><text:span text:style-name="T15">[五門死亡與結生過程] </text:span><text:span text:style-name="T48">首兩組心路</text:span></text:p>
          </table:table-cell>
          <table:table-cell table:style-name="表格3.C8" office:value-type="string">
            <text:p text:style-name="P19">五門轉與領受；</text:p>
            <text:p text:style-name="P19">上方對應的號碼</text:p>
            <text:p text:style-name="P19">此兩組的最後一個有分心</text:p>
            <text:p text:style-name="P19"/>
          </table:table-cell>
          <table:table-cell table:style-name="表格3.D8" office:value-type="string">
            <text:p text:style-name="P19">五門轉向與領受中加</text:p>
            <table:table table:name="表格2" table:style-name="表格2">
              <table:table-column table:style-name="表格2.A"/>
              <table:table-row table:style-name="表格2.1">
                <table:table-cell table:style-name="表格2.A1" office:value-type="string">
                  <text:p text:style-name="P19">五識之一</text:p>
                </table:table-cell>
              </table:table-row>
            </table:table>
            <text:p text:style-name="P19">上方對應的號碼修訂</text:p>
            <text:p text:style-name="P19">此兩組的最後一個有分心刪除</text:p>
            <text:p text:style-name="P19"/>
          </table:table-cell>
        </table:table-row>
        <table:table-row table:style-name="表格3.1">
          <table:table-cell table:style-name="表格3.A1" office:value-type="string">
            <text:p text:style-name="P24">ch.5-9</text:p>
          </table:table-cell>
          <table:table-cell table:style-name="表格3.A1" office:value-type="string">
            <text:p text:style-name="P30"><text:span text:style-name="T15">下方[意門死亡與結生過程]</text:span><text:span text:style-name="T45">三組心路最左方</text:span></text:p>
          </table:table-cell>
          <table:table-cell table:style-name="表格3.C9" office:value-type="string">
            <text:p text:style-name="P35">1過去有分.過去有分.有分心</text:p>
          </table:table-cell>
          <table:table-cell table:style-name="表格3.D9" office:value-type="string">
            <text:p text:style-name="P31"><text:span text:style-name="T45">刪除此欄及左方箭號</text:span><text:span text:style-name="T15">並修訂上方對應的號碼，最右方加上17有分心.有分心.有分心</text:span></text:p>
          </table:table-cell>
        </table:table-row>
        <table:table-row table:style-name="表格3.1">
          <table:table-cell table:style-name="表格3.A10" office:value-type="string">
            <text:p text:style-name="P24">ch.5-10</text:p>
          </table:table-cell>
          <table:table-cell table:style-name="表格3.A10" office:value-type="string">
            <text:p text:style-name="P17"><text:span text:style-name="T2">上方【第1個心路過程】圖，</text:span><text:span text:style-name="T16">速行下方</text:span></text:p>
          </table:table-cell>
          <table:table-cell table:style-name="表格3.C10" office:value-type="string">
            <text:p text:style-name="P31"><text:span text:style-name="T15">取</text:span><text:span text:style-name="T45">現在</text:span><text:span text:style-name="T15">所緣</text:span></text:p>
            <text:p text:style-name="P4"/>
          </table:table-cell>
          <table:table-cell table:style-name="表格3.D10" office:value-type="string">
            <text:p text:style-name="P22"><text:span text:style-name="T16">取</text:span><text:span text:style-name="T47">過去</text:span><text:span text:style-name="T16">所緣</text:span></text:p>
          </table:table-cell>
        </table:table-row>
      </table:table>
      <table:table table:name="表格6" table:style-name="表格6">
        <table:table-column table:style-name="表格6.A"/>
        <table:table-column table:style-name="表格6.B" table:number-columns-repeated="3"/>
        <table:table-row table:style-name="表格6.1">
          <table:table-cell table:style-name="表格6.A1" office:value-type="string">
            <text:p text:style-name="P9">頁碼(頁數)</text:p>
          </table:table-cell>
          <table:table-cell table:style-name="表格6.A1" office:value-type="string">
            <text:p text:style-name="P10">位置</text:p>
          </table:table-cell>
          <table:table-cell table:style-name="表格6.A1" office:value-type="string">
            <text:p text:style-name="P10">修訂前</text:p>
          </table:table-cell>
          <table:table-cell table:style-name="表格6.A1" office:value-type="string">
            <text:p text:style-name="P10">修訂後</text:p>
          </table:table-cell>
        </table:table-row>
        <table:table-row table:style-name="表格6.1">
          <table:table-cell table:style-name="表格6.A1" office:value-type="string">
            <text:p text:style-name="P24">ch.5-11</text:p>
          </table:table-cell>
          <table:table-cell table:style-name="表格6.A1" office:value-type="string">
            <text:p text:style-name="P17"><text:span text:style-name="T16">[五門死亡與結生過程] </text:span><text:span text:style-name="T46">兩組心路</text:span></text:p>
          </table:table-cell>
          <table:table-cell table:style-name="表格6.C2" office:value-type="string">
            <text:p text:style-name="P19">五門轉與領受；</text:p>
            <text:p text:style-name="P19">上方對應的號碼</text:p>
            <text:p text:style-name="P19">此兩組的最後一個有分心</text:p>
            <text:p text:style-name="P4"/>
          </table:table-cell>
          <table:table-cell table:style-name="表格6.D2" office:value-type="string">
            <text:p text:style-name="P19">五門轉向與領受中加</text:p>
            <table:table table:name="表格4" table:style-name="表格4">
              <table:table-column table:style-name="表格4.A"/>
              <table:table-row table:style-name="表格4.1">
                <table:table-cell table:style-name="表格4.A1" office:value-type="string">
                  <text:p text:style-name="P19">五識之一</text:p>
                </table:table-cell>
              </table:table-row>
            </table:table>
            <text:p text:style-name="P19">上方對應的號碼修訂</text:p>
            <text:p text:style-name="P19">此兩組的最後一個有分心刪除</text:p>
          </table:table-cell>
        </table:table-row>
        <table:table-row table:style-name="表格6.1">
          <table:table-cell table:style-name="表格6.A1" office:value-type="string">
            <text:p text:style-name="P24">ch.5-11</text:p>
          </table:table-cell>
          <table:table-cell table:style-name="表格6.A1" office:value-type="string">
            <text:p text:style-name="P18">下方[意門死亡與結生過程]最左方</text:p>
          </table:table-cell>
          <table:table-cell table:style-name="表格6.C3" office:value-type="string">
            <text:p text:style-name="P35">1過去有分(兩條心路)</text:p>
          </table:table-cell>
          <table:table-cell table:style-name="表格6.D3" office:value-type="string">
            <text:p text:style-name="P22"><text:span text:style-name="T47">刪除1過去有分及左方箭號</text:span><text:span text:style-name="T16">並修訂上方對應的號碼，最右方加上17有分心</text:span></text:p>
          </table:table-cell>
        </table:table-row>
        <table:table-row table:style-name="表格6.1">
          <table:table-cell table:style-name="表格6.A1" office:value-type="string">
            <text:p text:style-name="P24">ch.6-3</text:p>
          </table:table-cell>
          <table:table-cell table:style-name="表格6.A1" office:value-type="string">
            <text:p text:style-name="P18">右上表格</text:p>
            <text:p text:style-name="P6"/>
          </table:table-cell>
          <table:table-cell table:style-name="表格6.C4" office:value-type="string">
            <text:p text:style-name="P18">十種不完成色</text:p>
            <text:p text:style-name="P18">(6)命色 17.命根色</text:p>
            <text:p text:style-name="P17"><text:span text:style-name="T16">(7)食色 18.</text:span>食素(oj<text:span text:style-name="T76">ā</text:span>營養)<text:span text:style-name="T16"> </text:span></text:p>
            <text:p text:style-name="P4"/>
          </table:table-cell>
          <table:table-cell table:style-name="表格6.D4" office:value-type="string">
            <text:p text:style-name="P18">(6)命色 17.命根色</text:p>
            <text:p text:style-name="P17"><text:span text:style-name="T16">(7)食色 18.</text:span>食素(oj<text:span text:style-name="T76">ā</text:span>營養)<text:span text:style-name="T16"> 應列為十八種完成色，即</text:span></text:p>
            <table:table table:name="表格5" table:style-name="表格5">
              <table:table-column table:style-name="表格5.A"/>
              <table:table-row table:style-name="表格5.1">
                <table:table-cell table:style-name="表格5.A1" office:value-type="string">
                  <text:p text:style-name="P17"><text:span text:style-name="T77">十種不完成色</text:span><text:span text:style-name="T78">（</text:span>anipphannar<text:span text:style-name="T76">ū</text:span>pa）</text:p>
                </table:table-cell>
              </table:table-row>
            </table:table>
            <text:p text:style-name="P20">應下移兩列</text:p>
          </table:table-cell>
        </table:table-row>
        <table:table-row table:style-name="表格6.1">
          <table:table-cell table:style-name="表格6.A1" office:value-type="string">
            <text:p text:style-name="P24">ch.6-6</text:p>
          </table:table-cell>
          <table:table-cell table:style-name="表格6.A1" office:value-type="string">
            <text:p text:style-name="P6">表格中間8執受色.非執受色</text:p>
          </table:table-cell>
          <table:table-cell table:style-name="表格6.C5" office:value-type="string">
            <text:p text:style-name="P25"><text:span text:style-name="T7">非執受色 <text:s/>總計</text:span><text:span text:style-name="T49">10</text:span></text:p>
          </table:table-cell>
          <table:table-cell table:style-name="表格6.D5" office:value-type="string">
            <text:p text:style-name="P25"><text:span text:style-name="T7">非執受色 <text:s/>總計</text:span><text:span text:style-name="T49">19</text:span></text:p>
            <text:p text:style-name="P33">（並在地.水.火.風.顏色.香.味.食色.限界色等九處，即1.2.3.4.10.12.13.18.19.空白框內打上*<text:span text:style-name="T92">V；</text:span></text:p>
            <text:p text:style-name="P34"/>
            <text:p text:style-name="P34">非執受色加注 「／*執受或非執受」</text:p>
            <text:p text:style-name="P34"/>
            <text:p text:style-name="P34">取境色／*到不到達</text:p>
            <text:p text:style-name="P34">改為</text:p>
            <text:p text:style-name="P34">取境色／*不到達境</text:p>
          </table:table-cell>
        </table:table-row>
        <table:table-row table:style-name="表格6.1">
          <table:table-cell table:style-name="表格6.A1" office:value-type="string">
            <text:p text:style-name="P24">ch.6-6</text:p>
          </table:table-cell>
          <table:table-cell table:style-name="表格6.A1" office:value-type="string">
            <text:p text:style-name="P6">下方note(10-11)之第2行與第3行</text:p>
          </table:table-cell>
          <table:table-cell table:style-name="表格6.C6" office:value-type="string">
            <text:p text:style-name="P25"><text:span text:style-name="T7">眼淨色、</text:span><text:span text:style-name="T49">眼</text:span><text:span text:style-name="T7">淨色為</text:span><text:span text:style-name="T49">到達</text:span><text:span text:style-name="T7">(所緣境) (</text:span><text:span text:style-name="T49">sampattavasena</text:span><text:span text:style-name="T7">)，其他為：</text:span><text:span text:style-name="T49">不到達</text:span><text:span text:style-name="T7">(</text:span><text:span text:style-name="T49">asampattavasena</text:span><text:span text:style-name="T7">)；</text:span></text:p>
          </table:table-cell>
          <table:table-cell table:style-name="表格6.D6" office:value-type="string">
            <text:p text:style-name="P25"><text:span text:style-name="T7">眼淨色、</text:span><text:span text:style-name="T49">耳</text:span><text:span text:style-name="T7">淨色為</text:span><text:span text:style-name="T49">不到達</text:span><text:span text:style-name="T7">(所緣境) (</text:span><text:span text:style-name="T49">asampattavasena</text:span><text:span text:style-name="T7">)，其他為：</text:span><text:span text:style-name="T49">到達</text:span><text:span text:style-name="T7">(</text:span><text:span text:style-name="T49">sampattavasena</text:span><text:span text:style-name="T7">)；</text:span></text:p>
          </table:table-cell>
        </table:table-row>
        <table:table-row table:style-name="表格6.1">
          <table:table-cell table:style-name="表格6.A7" office:value-type="string">
            <text:p text:style-name="P24">ch.6-<text:span text:style-name="T101">11</text:span></text:p>
          </table:table-cell>
          <table:table-cell table:style-name="表格6.A7" office:value-type="string">
            <text:p text:style-name="P6">左下心生色</text:p>
          </table:table-cell>
          <table:table-cell table:style-name="表格6.C7" office:value-type="string">
            <text:p text:style-name="P25"><text:span text:style-name="T7">保持</text:span><text:span text:style-name="T49">不動</text:span></text:p>
          </table:table-cell>
          <table:table-cell table:style-name="表格6.D7" office:value-type="string">
            <text:p text:style-name="P25"><text:span text:style-name="T7">保持</text:span><text:span text:style-name="T49">姿勢</text:span></text:p>
          </table:table-cell>
        </table:table-row>
        <table:table-row table:style-name="表格6.1">
          <table:table-cell table:style-name="表格6.A7" office:value-type="string">
            <text:p text:style-name="P23">ch.7-6</text:p>
          </table:table-cell>
          <table:table-cell table:style-name="表格6.A7" office:value-type="string">
            <text:p text:style-name="P6">左欄1.四漏</text:p>
          </table:table-cell>
          <table:table-cell table:style-name="表格6.C8" office:value-type="string">
            <text:p text:style-name="P4">有漏的八個貪</text:p>
          </table:table-cell>
          <table:table-cell table:style-name="表格6.D8" office:value-type="string">
            <text:p text:style-name="P4">刪除邪見相應的四個貪</text:p>
          </table:table-cell>
        </table:table-row>
        <table:table-row table:style-name="表格6.1">
          <table:table-cell table:style-name="表格6.A7" office:value-type="string">
            <text:p text:style-name="P23">ch.7-6</text:p>
          </table:table-cell>
          <table:table-cell table:style-name="表格6.A7" office:value-type="string">
            <text:p text:style-name="P6">左欄6.六蓋</text:p>
          </table:table-cell>
          <table:table-cell table:style-name="表格6.C9" office:value-type="string">
            <text:p text:style-name="P86">昏沈、 <text:s text:c="6"/>總數 <text:span text:style-name="T45">4</text:span></text:p>
            <text:p text:style-name="P86">睡眠蓋</text:p>
          </table:table-cell>
          <table:table-cell table:style-name="表格6.D9" office:value-type="string">
            <text:p text:style-name="P86">昏沈、 <text:s text:c="6"/>總數 <text:span text:style-name="T45">5</text:span></text:p>
            <text:p text:style-name="P86">睡眠蓋</text:p>
          </table:table-cell>
        </table:table-row>
        <text:soft-page-break/>
        <table:table-row table:style-name="表格6.1">
          <table:table-cell table:style-name="表格6.A7" office:value-type="string">
            <text:p text:style-name="P9">頁碼(頁數)</text:p>
          </table:table-cell>
          <table:table-cell table:style-name="表格6.A7" office:value-type="string">
            <text:p text:style-name="P10">位置</text:p>
          </table:table-cell>
          <table:table-cell table:style-name="表格6.C10" office:value-type="string">
            <text:p text:style-name="P10">修訂前</text:p>
          </table:table-cell>
          <table:table-cell table:style-name="表格6.D10" office:value-type="string">
            <text:p text:style-name="P10">修訂後</text:p>
          </table:table-cell>
        </table:table-row>
        <table:table-row table:style-name="表格6.1">
          <table:table-cell table:style-name="表格6.A1" office:value-type="string">
            <text:p text:style-name="P23">ch.7-6</text:p>
          </table:table-cell>
          <table:table-cell table:style-name="表格6.A1" office:value-type="string">
            <text:p text:style-name="P6">左欄6.六蓋</text:p>
          </table:table-cell>
          <table:table-cell table:style-name="表格6.C11" office:value-type="string">
            <text:p text:style-name="P25"><text:span text:style-name="T7">掉舉、 <text:s text:c="5"/>總數 </text:span><text:span text:style-name="T49">10</text:span></text:p>
            <text:p text:style-name="P4">惡作蓋</text:p>
          </table:table-cell>
          <table:table-cell table:style-name="表格6.D11" office:value-type="string">
            <text:p text:style-name="P25"><text:span text:style-name="T7">掉舉、 <text:s text:c="5"/>總數 </text:span><text:span text:style-name="T49">12</text:span></text:p>
            <text:p text:style-name="P25"><text:span text:style-name="T7">惡作蓋 <text:s text:c="4"/></text:span><text:span text:style-name="T49"><text:s/>總數 <text:s/>2</text:span></text:p>
          </table:table-cell>
        </table:table-row>
        <table:table-row table:style-name="表格6.1">
          <table:table-cell table:style-name="表格6.A1" office:value-type="string">
            <text:p text:style-name="P23">ch.7-6</text:p>
          </table:table-cell>
          <table:table-cell table:style-name="表格6.A1" office:value-type="string">
            <text:p text:style-name="P8">左欄7.七隨眠</text:p>
          </table:table-cell>
          <table:table-cell table:style-name="表格6.C12" office:value-type="string">
            <text:p text:style-name="P26"><text:span text:style-name="T7">瞋恚隨眠 <text:s text:c="3"/>總數 <text:s/></text:span><text:span text:style-name="T49">4</text:span></text:p>
          </table:table-cell>
          <table:table-cell table:style-name="表格6.D12" office:value-type="string">
            <text:p text:style-name="P26"><text:span text:style-name="T7">瞋恚隨眠 <text:s text:c="3"/>總數 <text:s/></text:span><text:span text:style-name="T49">2</text:span></text:p>
          </table:table-cell>
        </table:table-row>
        <table:table-row table:style-name="表格6.1">
          <table:table-cell table:style-name="表格6.A1" office:value-type="string">
            <text:p text:style-name="P23">ch.7-6</text:p>
          </table:table-cell>
          <table:table-cell table:style-name="表格6.A1" office:value-type="string">
            <text:p text:style-name="P8">右欄8.十結(論說)</text:p>
          </table:table-cell>
          <table:table-cell table:style-name="表格6.C13" office:value-type="string">
            <text:p text:style-name="P26"><text:span text:style-name="T49">8</text:span><text:span text:style-name="T7">.十結(論說)</text:span></text:p>
            <text:p text:style-name="P26"><text:span text:style-name="T7">瞋恚結 <text:s text:c="5"/>總數 <text:s/></text:span><text:span text:style-name="T49">4</text:span></text:p>
          </table:table-cell>
          <table:table-cell table:style-name="表格6.D13" office:value-type="string">
            <text:p text:style-name="P26"><text:span text:style-name="T49">9</text:span><text:span text:style-name="T7">.十結(論說)</text:span></text:p>
            <text:p text:style-name="P26"><text:span text:style-name="T7">瞋恚結 <text:s text:c="5"/>總數 <text:s/></text:span><text:span text:style-name="T49">2</text:span></text:p>
          </table:table-cell>
        </table:table-row>
        <table:table-row table:style-name="表格6.1">
          <table:table-cell table:style-name="表格6.A1" office:value-type="string">
            <text:p text:style-name="P23">ch.7-6</text:p>
          </table:table-cell>
          <table:table-cell table:style-name="表格6.A1" office:value-type="string">
            <text:p text:style-name="P8">右欄10.十煩惱</text:p>
          </table:table-cell>
          <table:table-cell table:style-name="表格6.C14" office:value-type="string">
            <text:p text:style-name="P26"><text:span text:style-name="T7">昏沉 <text:s text:c="7"/>總數 </text:span><text:span text:style-name="T49">12</text:span></text:p>
          </table:table-cell>
          <table:table-cell table:style-name="表格6.D14" office:value-type="string">
            <text:p text:style-name="P26"><text:span text:style-name="T7">昏沉 <text:s text:c="7"/>總數 <text:s/></text:span><text:span text:style-name="T49">5</text:span></text:p>
          </table:table-cell>
        </table:table-row>
        <table:table-row table:style-name="表格6.1">
          <table:table-cell table:style-name="表格6.A1" office:value-type="string">
            <text:p text:style-name="P23">ch.7-7</text:p>
          </table:table-cell>
          <table:table-cell table:style-name="表格6.A1" office:value-type="string">
            <text:p text:style-name="P8">二十二根最右欄</text:p>
          </table:table-cell>
          <table:table-cell table:style-name="表格6.C15" office:value-type="string">
            <text:p text:style-name="P26"><text:span text:style-name="T7"><text:s/>1心 </text:span><text:span text:style-name="T49">6</text:span><text:span text:style-name="T7">心所 8色法</text:span></text:p>
          </table:table-cell>
          <table:table-cell table:style-name="表格6.D15" office:value-type="string">
            <text:p text:style-name="P26"><text:span text:style-name="T7"><text:s/>1心 </text:span><text:span text:style-name="T49">7</text:span><text:span text:style-name="T7">心所 8色法</text:span></text:p>
          </table:table-cell>
        </table:table-row>
        <table:table-row table:style-name="表格6.1">
          <table:table-cell table:style-name="表格6.A1" office:value-type="string">
            <text:p text:style-name="P23">ch.7-10</text:p>
          </table:table-cell>
          <table:table-cell table:style-name="表格6.A1" office:value-type="string">
            <text:p text:style-name="P8">表格最上列</text:p>
          </table:table-cell>
          <table:table-cell table:style-name="表格6.C16" office:value-type="string">
            <text:p text:style-name="P26"><text:span text:style-name="T7">2.</text:span><text:span text:style-name="T49">受</text:span></text:p>
          </table:table-cell>
          <table:table-cell table:style-name="表格6.D16" office:value-type="string">
            <text:p text:style-name="P26"><text:span text:style-name="T7">2.</text:span><text:span text:style-name="T49">中捨性</text:span></text:p>
          </table:table-cell>
        </table:table-row>
        <table:table-row table:style-name="表格6.1">
          <table:table-cell table:style-name="表格6.A1" office:value-type="string">
            <text:p text:style-name="P23">ch.7-15</text:p>
          </table:table-cell>
          <table:table-cell table:style-name="表格6.A1" office:value-type="string">
            <text:p text:style-name="P8">上方表格</text:p>
          </table:table-cell>
          <table:table-cell table:style-name="表格6.C17" office:value-type="string">
            <text:p text:style-name="P19">十二處與十八界那兩個地方的 "涅槃" 邊框</text:p>
          </table:table-cell>
          <table:table-cell table:style-name="表格6.D17" office:value-type="string">
            <text:p text:style-name="P19">往右方調整一格(使52心所寬度和四究竟法的52心所寬度一致)</text:p>
            <text:p text:style-name="P7"/>
          </table:table-cell>
        </table:table-row>
        <table:table-row table:style-name="表格6.18">
          <table:table-cell table:style-name="表格6.A1" office:value-type="string">
            <text:p text:style-name="P23">ch.8-21</text:p>
          </table:table-cell>
          <table:table-cell table:style-name="表格6.A1" office:value-type="string">
            <text:p text:style-name="P8">下方9.親依止緣第三方框自然親依止緣</text:p>
          </table:table-cell>
          <table:table-cell table:style-name="表格6.C18" office:value-type="string">
            <text:p text:style-name="P31"><text:span text:style-name="T15">【緣法】＝範圍很廣，包括：一切能有效地令名聚生起的任何過去</text:span><text:span text:style-name="T45">.現在.未來</text:span><text:span text:style-name="T15">的名色法與概念。如貪、信、樂、苦、個人、食物、氣侯、住所、習氣，以及業等等。</text:span></text:p>
          </table:table-cell>
          <table:table-cell table:style-name="表格6.D18" office:value-type="string">
            <text:p text:style-name="P19">【緣法】＝範圍很廣，包括：一切能有效地令名聚生起的任何過去的名色法與概念。如貪、信、樂、苦、個人、食物、氣侯、住所、習氣，以及業等等。</text:p>
          </table:table-cell>
        </table:table-row>
        <table:table-row table:style-name="表格6.1">
          <table:table-cell table:style-name="表格6.A1" office:value-type="string">
            <text:p text:style-name="P23">ch.8-33</text:p>
          </table:table-cell>
          <table:table-cell table:style-name="表格6.A1" office:value-type="string">
            <text:p text:style-name="P8">表格下方</text:p>
          </table:table-cell>
          <table:table-cell table:style-name="表格6.C19" office:value-type="string">
            <text:p text:style-name="P19">同一果報名聚裡的【名法】則各自再擁有果報緣力。最上方打「ｘ」的緣力，並非在同一名聚裡，故不在本表範圍。</text:p>
          </table:table-cell>
          <table:table-cell table:style-name="表格6.D19" office:value-type="string">
            <text:p text:style-name="P22"><text:span text:style-name="T17">同一果報名聚裡的【名法】則各自再擁有果報緣力</text:span><text:span text:style-name="T50">(以上各緣以</text:span><text:span text:style-name="T53"></text:span><text:span text:style-name="T50">表示)</text:span><text:span text:style-name="T17">。</text:span><text:span text:style-name="T54">ｏ</text:span><text:span text:style-name="T51">表示</text:span><text:span text:style-name="T50">具有名緣色之緣的名法才可以有不相應緣力。</text:span><text:span text:style-name="T55">ｏ</text:span><text:span text:style-name="T52">表示</text:span><text:span text:style-name="T50">四個道心裡的思心所特別具有無間業緣等緣力。</text:span><text:span text:style-name="T17">最上方打「ｘ」的緣力，並非在同一名聚裡，故不在本表範圍。</text:span></text:p>
            <text:p text:style-name="P21"/>
          </table:table-cell>
        </table:table-row>
        <table:table-row table:style-name="表格6.1">
          <table:table-cell table:style-name="表格6.A7" office:value-type="string">
            <text:p text:style-name="P23">ch.8-34</text:p>
          </table:table-cell>
          <table:table-cell table:style-name="表格6.A7" office:value-type="string">
            <text:p text:style-name="P8">頁面上方大標題</text:p>
          </table:table-cell>
          <table:table-cell table:style-name="表格6.C20" office:value-type="string">
            <text:p text:style-name="P19">「單一名聚」與「單一色聚」生起的因緣條件〈圖示〉</text:p>
          </table:table-cell>
          <table:table-cell table:style-name="表格6.D20" office:value-type="string">
            <text:p text:style-name="P31"><text:span text:style-name="T15">「單一名聚」與「單一色聚」生起</text:span><text:span text:style-name="T45">或繼續存在</text:span><text:span text:style-name="T15">的因緣條件〈圖示〉</text:span></text:p>
            <text:p text:style-name="P19"/>
          </table:table-cell>
        </table:table-row>
        <table:table-row table:style-name="表格6.1">
          <table:table-cell table:style-name="表格6.A7" office:value-type="string">
            <text:p text:style-name="P23">ch.8-36</text:p>
          </table:table-cell>
          <table:table-cell table:style-name="表格6.A7" office:value-type="string">
            <text:p text:style-name="P39"><text:span text:style-name="T1">表格右下方</text:span>自然<text:span text:style-name="T79">親依止緣力</text:span></text:p>
          </table:table-cell>
          <table:table-cell table:style-name="表格6.C21" office:value-type="string">
            <text:p text:style-name="P31"><text:span text:style-name="T15">*本緣的緣法範圍極廣，包括：任何過去</text:span><text:span text:style-name="T45">.現在.未來三時任何</text:span><text:span text:style-name="T15">可使「現在名聚」有效生起的名色與概念。</text:span></text:p>
          </table:table-cell>
          <table:table-cell table:style-name="表格6.D21" office:value-type="string">
            <text:p text:style-name="P19">*本緣的緣法範圍極廣，包括：任何過去可使「現在名聚」有效生起的名色與概念。</text:p>
            <text:p text:style-name="P19"/>
          </table:table-cell>
        </table:table-row>
        <text:soft-page-break/>
        <table:table-row table:style-name="表格6.1">
          <table:table-cell table:style-name="表格6.A7" office:value-type="string">
            <text:p text:style-name="P9">頁碼(頁數)</text:p>
          </table:table-cell>
          <table:table-cell table:style-name="表格6.A7" office:value-type="string">
            <text:p text:style-name="P10">位置</text:p>
          </table:table-cell>
          <table:table-cell table:style-name="表格6.C22" office:value-type="string">
            <text:p text:style-name="P10">修訂前</text:p>
          </table:table-cell>
          <table:table-cell table:style-name="表格6.D22" office:value-type="string">
            <text:p text:style-name="P10">修訂後</text:p>
          </table:table-cell>
        </table:table-row>
        <table:table-row table:style-name="表格6.1">
          <table:table-cell table:style-name="表格6.A1" office:value-type="string">
            <text:p text:style-name="P23">ch.8-37</text:p>
          </table:table-cell>
          <table:table-cell table:style-name="表格6.A1" office:value-type="string">
            <text:p text:style-name="P8">名俱生組中間欄</text:p>
          </table:table-cell>
          <table:table-cell table:style-name="表格6.C23" office:value-type="string">
            <text:p text:style-name="P31"><text:span text:style-name="T15">禪那緣（→與</text:span><text:span text:style-name="T45">79</text:span><text:span text:style-name="T15">名聚同時生起的俱生色聚）</text:span></text:p>
            <text:p text:style-name="P31"><text:span text:style-name="T15">道緣（→與</text:span><text:span text:style-name="T45">71</text:span><text:span text:style-name="T15">有因名聚同時生起的俱生色聚）</text:span></text:p>
            <text:p text:style-name="P31"><text:span text:style-name="T15">因緣（→與</text:span><text:span text:style-name="T45">71</text:span><text:span text:style-name="T15">有因名聚同時生起的俱生色聚）</text:span></text:p>
          </table:table-cell>
          <table:table-cell table:style-name="表格6.D23" office:value-type="string">
            <text:p text:style-name="P31"><text:span text:style-name="T15">禪那緣（→與</text:span><text:span text:style-name="T45">75</text:span><text:span text:style-name="T15">名聚同時生起的俱生色聚）</text:span></text:p>
            <text:p text:style-name="P31"><text:span text:style-name="T15">道緣（→與</text:span><text:span text:style-name="T45">67</text:span><text:span text:style-name="T15">有因名聚同時生起的俱生色聚）</text:span></text:p>
            <text:p text:style-name="P31"><text:span text:style-name="T15">因緣（→與</text:span><text:span text:style-name="T45">67</text:span><text:span text:style-name="T15">有因名聚同時生起的俱生色聚）</text:span></text:p>
          </table:table-cell>
        </table:table-row>
        <table:table-row table:style-name="表格6.1">
          <table:table-cell table:style-name="表格6.A1" office:value-type="string">
            <text:p text:style-name="P23">ch.8-37</text:p>
          </table:table-cell>
          <table:table-cell table:style-name="表格6.A1" office:value-type="string">
            <text:p text:style-name="P8">色命根組3緣中間欄</text:p>
          </table:table-cell>
          <table:table-cell table:style-name="表格6.C24" office:value-type="string">
            <text:p text:style-name="P19">2命根<text:span text:style-name="T12">有緣</text:span></text:p>
          </table:table-cell>
          <table:table-cell table:style-name="表格6.D24" office:value-type="string">
            <text:p text:style-name="P31"><text:span text:style-name="T15">2</text:span><text:span text:style-name="T45">色</text:span><text:span text:style-name="T15">命根</text:span><text:span text:style-name="T18">有緣</text:span></text:p>
          </table:table-cell>
        </table:table-row>
        <table:table-row table:style-name="表格6.1">
          <table:table-cell table:style-name="表格6.A1" office:value-type="string">
            <text:p text:style-name="P23">ch.8-39</text:p>
          </table:table-cell>
          <table:table-cell table:style-name="表格6.A1" office:value-type="string">
            <text:p text:style-name="P8">左上方框</text:p>
          </table:table-cell>
          <table:table-cell table:style-name="表格6.C25" office:value-type="string">
            <text:p text:style-name="P31"><text:span text:style-name="T45">a</text:span><text:span text:style-name="T15">) </text:span><text:span text:style-name="T18">俱生組</text:span></text:p>
          </table:table-cell>
          <table:table-cell table:style-name="表格6.D25" office:value-type="string">
            <text:p text:style-name="P31"><text:span text:style-name="T45">b</text:span><text:span text:style-name="T15">) </text:span><text:span text:style-name="T18">俱生組</text:span></text:p>
          </table:table-cell>
        </table:table-row>
        <table:table-row table:style-name="表格6.1">
          <table:table-cell table:style-name="表格6.A1" office:value-type="string">
            <text:p text:style-name="P23">ch.8-39</text:p>
          </table:table-cell>
          <table:table-cell table:style-name="表格6.A1" office:value-type="string">
            <text:p text:style-name="P8">左下方框</text:p>
          </table:table-cell>
          <table:table-cell table:style-name="表格6.C26" office:value-type="string">
            <text:p text:style-name="P31"><text:span text:style-name="T45">a</text:span><text:span text:style-name="T15">) </text:span><text:span text:style-name="T18">俱生組</text:span></text:p>
          </table:table-cell>
          <table:table-cell table:style-name="表格6.D26" office:value-type="string">
            <text:p text:style-name="P31"><text:span text:style-name="T45">b</text:span><text:span text:style-name="T15">) </text:span><text:span text:style-name="T18">俱生組</text:span></text:p>
          </table:table-cell>
        </table:table-row>
        <table:table-row table:style-name="表格6.1">
          <table:table-cell table:style-name="表格6.A1" office:value-type="string">
            <text:p text:style-name="P23">ch.8-43</text:p>
          </table:table-cell>
          <table:table-cell table:style-name="表格6.A1" office:value-type="string">
            <text:p text:style-name="P13"><text:span text:style-name="T80">中左方框 </text:span><text:span text:style-name="T13">俱生緣</text:span></text:p>
            <text:p text:style-name="P8"><text:s text:c="7"/>名色→名色</text:p>
          </table:table-cell>
          <table:table-cell table:style-name="表格6.C27" office:value-type="string">
            <text:p text:style-name="P31">a)名俱生組</text:p>
            <text:p text:style-name="P35">名→名 名→色</text:p>
            <text:p text:style-name="P31">b)色俱生組</text:p>
            <text:p text:style-name="P35">色→名</text:p>
          </table:table-cell>
          <table:table-cell table:style-name="表格6.D27" office:value-type="string">
            <text:p text:style-name="P31">a)名俱生組</text:p>
            <text:p text:style-name="P36">名<text:span text:style-name="T82"></text:span>名 <text:s/>名→色 <text:s/>名<text:span text:style-name="T82"></text:span>色</text:p>
            <text:p text:style-name="P31">b)色俱生組</text:p>
            <text:p text:style-name="P36">色<text:span text:style-name="T82"></text:span>色 <text:s/>色<text:span text:style-name="T82"></text:span>名 <text:s/>色→色</text:p>
          </table:table-cell>
        </table:table-row>
        <table:table-row table:style-name="表格6.1">
          <table:table-cell table:style-name="表格6.A1" office:value-type="string">
            <text:p text:style-name="P23">ch.8-43</text:p>
          </table:table-cell>
          <table:table-cell table:style-name="表格6.A1" office:value-type="string">
            <text:p text:style-name="P13"><text:span text:style-name="T80">中左方框 </text:span><text:span text:style-name="T13">相互緣</text:span></text:p>
            <text:p text:style-name="P8"><text:s text:c="7"/>名色→名色</text:p>
          </table:table-cell>
          <table:table-cell table:style-name="表格6.C28" office:value-type="string">
            <text:p text:style-name="P49">a)名俱生組</text:p>
            <text:p text:style-name="P53"><text:span text:style-name="T61">名→名 <text:s/></text:span><text:span text:style-name="T83">名</text:span><text:span text:style-name="T82"></text:span><text:span text:style-name="T83">色</text:span></text:p>
            <text:p text:style-name="P49">b)色俱生組</text:p>
            <text:p text:style-name="P40"><text:span text:style-name="T61"><text:s text:c="2"/>色→色 </text:span><text:span text:style-name="T83"><text:s/>色</text:span><text:span text:style-name="T82"></text:span><text:span text:style-name="T83">名</text:span></text:p>
          </table:table-cell>
          <table:table-cell table:style-name="表格6.D28" office:value-type="string">
            <text:p text:style-name="P49">a)名俱生組</text:p>
            <text:p text:style-name="P54"><text:span text:style-name="T45">名</text:span><text:span text:style-name="T60"></text:span><text:span text:style-name="T45">名 <text:s/></text:span><text:span text:style-name="T83">名</text:span><text:span text:style-name="T82"></text:span><text:span text:style-name="T83">色</text:span></text:p>
            <text:p text:style-name="P49">b)色俱生組</text:p>
            <text:p text:style-name="P40"><text:span text:style-name="T83"><text:s text:c="2"/></text:span><text:span text:style-name="T45">色</text:span><text:span text:style-name="T60"></text:span><text:span text:style-name="T45">色</text:span> <text:s/><text:span text:style-name="T83">色</text:span><text:span text:style-name="T82"></text:span><text:span text:style-name="T83">名</text:span></text:p>
          </table:table-cell>
        </table:table-row>
        <table:table-row table:style-name="表格6.1">
          <table:table-cell table:style-name="表格6.A7" office:value-type="string">
            <text:p text:style-name="P23">ch.8-44</text:p>
          </table:table-cell>
          <table:table-cell table:style-name="表格6.A7" office:value-type="string">
            <text:p text:style-name="P37"><text:span text:style-name="T2">上方9</text:span><text:span text:style-name="T43">親依止緣</text:span><text:span text:style-name="T41">g)</text:span><text:span text:style-name="T68">自然</text:span><text:span text:style-name="T70">親依止</text:span><text:span text:style-name="T71">緣第二列</text:span></text:p>
          </table:table-cell>
          <table:table-cell table:style-name="表格6.C29" office:value-type="string">
            <text:p text:style-name="P48"><text:span text:style-name="T19">緣法包括：過去</text:span><text:span text:style-name="T56">.現在與未來三時</text:span><text:span text:style-name="T19">的任何名色及與時間無關的概念，及過去</text:span><text:span text:style-name="T20">所造的業</text:span></text:p>
          </table:table-cell>
          <table:table-cell table:style-name="表格6.D29" office:value-type="string">
            <text:p text:style-name="P48"><text:span text:style-name="T19">緣法包括：過去的任何名色及與時間無關的概念，及過去</text:span><text:span text:style-name="T20">所造的業</text:span></text:p>
          </table:table-cell>
        </table:table-row>
        <table:table-row table:style-name="表格6.1">
          <table:table-cell table:style-name="表格6.A1" office:value-type="string">
            <text:p text:style-name="P23">ch.8-44</text:p>
          </table:table-cell>
          <table:table-cell table:style-name="表格6.A1" office:value-type="string">
            <text:p text:style-name="P37"><text:span text:style-name="T2">中下13</text:span><text:span text:style-name="T42">業緣</text:span><text:span text:style-name="T41">h-g)</text:span><text:span text:style-name="T71">自然親依止(業)緣第二列</text:span></text:p>
          </table:table-cell>
          <table:table-cell table:style-name="表格6.C30" office:value-type="string">
            <text:p text:style-name="P50"><text:span text:style-name="T81">名→色</text:span><text:span text:style-name="T40"> 過去造業的強力【思心所】作為〔業生色聚</text:span><text:span text:style-name="T44">〕的自然親依止緣</text:span></text:p>
          </table:table-cell>
          <table:table-cell table:style-name="表格6.D30" office:value-type="string">
            <text:p text:style-name="P51">刪除此列</text:p>
          </table:table-cell>
        </table:table-row>
        <table:table-row table:style-name="表格6.1">
          <table:table-cell table:style-name="表格6.A1" office:value-type="string">
            <text:p text:style-name="P23">ch.8-56</text:p>
          </table:table-cell>
          <table:table-cell table:style-name="表格6.A1" office:value-type="string">
            <text:p text:style-name="P55"><text:span text:style-name="T2">9親依止緣</text:span><text:span text:style-name="T70">g)</text:span><text:span text:style-name="T21">自然親依止緣</text:span><text:span text:style-name="T81">名色、概念→名</text:span></text:p>
          </table:table-cell>
          <table:table-cell table:style-name="表格6.C31" office:value-type="string">
            <text:p text:style-name="P48"><text:span text:style-name="T22">【任何有力的因緣(含</text:span><text:span text:style-name="T72">氣候.食物.人.住處</text:span><text:span text:style-name="T22">)】,包括：</text:span><text:span text:style-name="T24">過去</text:span><text:span text:style-name="T59">、現在、未來</text:span><text:span text:style-name="T24">強力的89心、52心所、28色；離時概念</text:span></text:p>
          </table:table-cell>
          <table:table-cell table:style-name="表格6.D31" office:value-type="string">
            <text:p text:style-name="P52"><text:span text:style-name="T20">【任何有力的因緣(含</text:span><text:span text:style-name="T65">氣候.食物.人.住處</text:span><text:span text:style-name="T20">)】,包括：</text:span><text:span text:style-name="T25">過去強力的89心、52心所、28色；離時概念</text:span></text:p>
          </table:table-cell>
        </table:table-row>
        <table:table-row table:style-name="表格6.1">
          <table:table-cell table:style-name="表格6.A1" office:value-type="string">
            <text:p text:style-name="P23">ch.8-56</text:p>
          </table:table-cell>
          <table:table-cell table:style-name="表格6.A1" office:value-type="string">
            <text:p text:style-name="P56">13業緣</text:p>
          </table:table-cell>
          <table:table-cell table:style-name="表格6.C32" office:value-type="string">
            <text:p text:style-name="P57"><text:span text:style-name="T40">g)</text:span><text:span text:style-name="T65">自然親依止(業)緣</text:span></text:p>
            <text:p text:style-name="P59">名→名色</text:p>
            <text:p text:style-name="P60"/>
          </table:table-cell>
          <table:table-cell table:style-name="表格6.D32" office:value-type="string">
            <text:p text:style-name="P57"><text:span text:style-name="T40">g)</text:span><text:span text:style-name="T65">自然親依止(業)緣</text:span></text:p>
            <text:p text:style-name="P59">名→名</text:p>
          </table:table-cell>
        </table:table-row>
        <table:table-row table:style-name="表格6.1">
          <table:table-cell table:style-name="表格6.A1" office:value-type="string">
            <text:p text:style-name="P23">ch.8-56</text:p>
          </table:table-cell>
          <table:table-cell table:style-name="表格6.A1" office:value-type="string">
            <text:p text:style-name="P65">13業緣</text:p>
            <text:p text:style-name="P57"><text:span text:style-name="T40">g)</text:span><text:span text:style-name="T65">自然親依止(業)緣</text:span></text:p>
            <text:p text:style-name="P56">反黑欄右下</text:p>
          </table:table-cell>
          <table:table-cell table:style-name="表格6.C33" office:value-type="string">
            <text:p text:style-name="P85">業生色（見右說明）</text:p>
          </table:table-cell>
          <table:table-cell table:style-name="表格6.D33" office:value-type="string">
            <text:p text:style-name="P58">刪除</text:p>
          </table:table-cell>
        </table:table-row>
        <table:table-row table:style-name="表格6.1">
          <table:table-cell table:style-name="表格6.A1" office:value-type="string">
            <text:p text:style-name="P23">ch.8-56</text:p>
          </table:table-cell>
          <table:table-cell table:style-name="表格6.A1" office:value-type="string">
            <text:p text:style-name="P65">13業緣</text:p>
            <text:p text:style-name="P57"><text:span text:style-name="T40">g)</text:span><text:span text:style-name="T65">自然親依止(業)緣</text:span></text:p>
            <text:p text:style-name="P65">最右框</text:p>
          </table:table-cell>
          <table:table-cell table:style-name="表格6.C34" office:value-type="string">
            <text:p text:style-name="P66"><text:span text:style-name="T65">〔果報名聚〕</text:span><text:span text:style-name="T57">、</text:span><text:span text:style-name="T56">〔</text:span><text:span text:style-name="T57">業生色〕</text:span></text:p>
            <text:p text:style-name="P68">結生刹那業生色、生命期間轉起的業生色、無想有情業生色</text:p>
          </table:table-cell>
          <table:table-cell table:style-name="表格6.D34" office:value-type="string">
            <text:p text:style-name="P67">〔果報名聚〕</text:p>
            <text:p text:style-name="P58"/>
          </table:table-cell>
        </table:table-row>
        <table:table-row table:style-name="表格6.1">
          <table:table-cell table:style-name="表格6.A1" office:value-type="string">
            <text:p text:style-name="P23">ch.8-78</text:p>
          </table:table-cell>
          <table:table-cell table:style-name="表格6.A1" office:value-type="string">
            <text:p text:style-name="P64"><text:span text:style-name="T2">9</text:span><text:span text:style-name="T23">親依止緣 <text:s/>中欄 </text:span></text:p>
          </table:table-cell>
          <table:table-cell table:style-name="表格6.C35" office:value-type="string">
            <text:p text:style-name="P69"><text:span text:style-name="T65">g)</text:span><text:span text:style-name="T23">緣法：</text:span><text:span text:style-name="T69">有力的</text:span><text:span text:style-name="T56">世間</text:span><text:span text:style-name="T69">89心、52心所、28色、概念</text:span></text:p>
          </table:table-cell>
          <table:table-cell table:style-name="表格6.D35" office:value-type="string">
            <text:p text:style-name="P69"><text:span text:style-name="T65">g)</text:span><text:span text:style-name="T23">緣法：</text:span><text:span text:style-name="T69">有力的89心、52心所、28色、概念</text:span></text:p>
          </table:table-cell>
        </table:table-row>
        <table:table-row table:style-name="表格6.1">
          <table:table-cell table:style-name="表格6.A1" office:value-type="string">
            <text:p text:style-name="P23">ch.8-78</text:p>
          </table:table-cell>
          <table:table-cell table:style-name="表格6.A1" office:value-type="string">
            <text:p text:style-name="P64"><text:span text:style-name="T2">9</text:span><text:span text:style-name="T23">親依止緣 <text:s/>右欄</text:span></text:p>
          </table:table-cell>
          <table:table-cell table:style-name="表格6.C36" office:value-type="string">
            <text:p text:style-name="P69"><text:span text:style-name="T65">g)自然</text:span><text:span text:style-name="T23">親依止</text:span><text:span text:style-name="T69">→生笑心 <text:s/></text:span><text:span text:style-name="T23">緣法：</text:span><text:span text:style-name="T69">有力的</text:span><text:span text:style-name="T56">世間</text:span><text:span text:style-name="T69">89心、52心所、28色、概念</text:span></text:p>
          </table:table-cell>
          <table:table-cell table:style-name="表格6.D36" office:value-type="string">
            <text:p text:style-name="P69"><text:span text:style-name="T65">g)自然</text:span><text:span text:style-name="T23">親依止</text:span><text:span text:style-name="T69">→生笑心 <text:s/></text:span><text:span text:style-name="T23">緣法：</text:span><text:span text:style-name="T69">有力的89心、52心所、28色、概念</text:span></text:p>
          </table:table-cell>
        </table:table-row>
        <text:soft-page-break/>
        <table:table-row table:style-name="表格6.1">
          <table:table-cell table:style-name="表格6.A1" office:value-type="string">
            <text:p text:style-name="P9">頁碼(頁數)</text:p>
          </table:table-cell>
          <table:table-cell table:style-name="表格6.A1" office:value-type="string">
            <text:p text:style-name="P10">位置</text:p>
          </table:table-cell>
          <table:table-cell table:style-name="表格6.C37" office:value-type="string">
            <text:p text:style-name="P10">修訂前</text:p>
          </table:table-cell>
          <table:table-cell table:style-name="表格6.D37" office:value-type="string">
            <text:p text:style-name="P10">修訂後</text:p>
          </table:table-cell>
        </table:table-row>
        <table:table-row table:style-name="表格6.1">
          <table:table-cell table:style-name="表格6.A7" office:value-type="string">
            <text:p text:style-name="P23">ch.8-81</text:p>
          </table:table-cell>
          <table:table-cell table:style-name="表格6.A7" office:value-type="string">
            <text:p text:style-name="P65">表格右上</text:p>
          </table:table-cell>
          <table:table-cell table:style-name="表格6.C38" office:value-type="string">
            <text:p text:style-name="P70"><text:span text:style-name="T86">心生色聚</text:span><text:span text:style-name="T61">(8~13色)</text:span></text:p>
          </table:table-cell>
          <table:table-cell table:style-name="表格6.D38" office:value-type="string">
            <text:p text:style-name="P71">心生色聚</text:p>
          </table:table-cell>
        </table:table-row>
        <table:table-row table:style-name="表格6.1">
          <table:table-cell table:style-name="表格6.A1" office:value-type="string">
            <text:p text:style-name="P23">ch.8-88</text:p>
          </table:table-cell>
          <table:table-cell table:style-name="表格6.A1" office:value-type="string">
            <text:p text:style-name="P64"><text:span text:style-name="T2">9</text:span><text:span text:style-name="T23">親依止緣 <text:s/>中欄</text:span></text:p>
          </table:table-cell>
          <table:table-cell table:style-name="表格6.C39" office:value-type="string">
            <text:p text:style-name="P69"><text:span text:style-name="T65">g)</text:span><text:span text:style-name="T23">緣法：</text:span><text:span text:style-name="T69">有力的</text:span><text:span text:style-name="T56">世間</text:span><text:span text:style-name="T69">89心、52心所、28色、概念</text:span></text:p>
          </table:table-cell>
          <table:table-cell table:style-name="表格6.D39" office:value-type="string">
            <text:p text:style-name="P69"><text:span text:style-name="T65">g)</text:span><text:span text:style-name="T23">緣法：</text:span><text:span text:style-name="T69">有力的89心、52心所、28色、概念</text:span></text:p>
          </table:table-cell>
        </table:table-row>
        <table:table-row table:style-name="表格6.1">
          <table:table-cell table:style-name="表格6.A1" office:value-type="string">
            <text:p text:style-name="P23">ch.8-88</text:p>
          </table:table-cell>
          <table:table-cell table:style-name="表格6.A1" office:value-type="string">
            <text:p text:style-name="P64"><text:span text:style-name="T2">9</text:span><text:span text:style-name="T23">親依止緣 <text:s/>右欄</text:span></text:p>
          </table:table-cell>
          <table:table-cell table:style-name="表格6.C40" office:value-type="string">
            <text:p text:style-name="P69"><text:span text:style-name="T65">g)自然</text:span><text:span text:style-name="T23">親依止</text:span><text:span text:style-name="T69">→生笑心 <text:s/></text:span><text:span text:style-name="T23">緣法：</text:span><text:span text:style-name="T69">有力的</text:span><text:span text:style-name="T56">世間</text:span><text:span text:style-name="T69">89心、52心所、28色、概念</text:span></text:p>
          </table:table-cell>
          <table:table-cell table:style-name="表格6.D40" office:value-type="string">
            <text:p text:style-name="P69"><text:span text:style-name="T65">g)自然</text:span><text:span text:style-name="T23">親依止</text:span><text:span text:style-name="T69">→生笑心 <text:s/></text:span><text:span text:style-name="T23">緣法：</text:span><text:span text:style-name="T69">有力的89心、52心所、28色、概念</text:span></text:p>
          </table:table-cell>
        </table:table-row>
        <table:table-row table:style-name="表格6.1">
          <table:table-cell table:style-name="表格6.A1" office:value-type="string">
            <text:p text:style-name="P23">ch.8-92</text:p>
          </table:table-cell>
          <table:table-cell table:style-name="表格6.A1" office:value-type="string">
            <text:p text:style-name="P65">4無間緣 <text:s/>右欄第3及第5列</text:p>
          </table:table-cell>
          <table:table-cell table:style-name="表格6.C41" office:value-type="string">
            <text:p text:style-name="P41"><text:span text:style-name="T73">悅俱</text:span><text:span text:style-name="T58">第2~6</text:span><text:span text:style-name="T74">廣大善速行</text:span><text:span text:style-name="T73">→悅俱</text:span><text:span text:style-name="T58">第3~7</text:span><text:span text:style-name="T74">廣大善速行</text:span></text:p>
            <text:p text:style-name="P69"><text:span text:style-name="T65">* 捨俱</text:span><text:span text:style-name="T57">第1~6</text:span><text:span text:style-name="T65">廣大善速行→捨俱</text:span><text:span text:style-name="T57">第2~7</text:span><text:span text:style-name="T65">廣大善速行</text:span></text:p>
          </table:table-cell>
          <table:table-cell table:style-name="表格6.D41" office:value-type="string">
            <text:p text:style-name="P42"><text:span text:style-name="T73">悅俱</text:span><text:span text:style-name="T58">前</text:span><text:span text:style-name="T100">廣</text:span><text:span text:style-name="T74">大善速行</text:span><text:span text:style-name="T73">→悅俱</text:span><text:span text:style-name="T58">後</text:span><text:span text:style-name="T74">廣大善速行</text:span></text:p>
            <text:p text:style-name="P69"><text:span text:style-name="T65">* 捨俱</text:span><text:span text:style-name="T57">前</text:span><text:span text:style-name="T65">廣大善速行→捨俱</text:span><text:span text:style-name="T57">後</text:span><text:span text:style-name="T65">廣大善速行</text:span></text:p>
          </table:table-cell>
        </table:table-row>
        <table:table-row table:style-name="表格6.1">
          <table:table-cell table:style-name="表格6.A7" office:value-type="string">
            <text:p text:style-name="P23">ch.8-92</text:p>
          </table:table-cell>
          <table:table-cell table:style-name="表格6.A7" office:value-type="string">
            <text:p text:style-name="P65">8依止緣 <text:s/>右欄</text:p>
          </table:table-cell>
          <table:table-cell table:style-name="表格6.C42" office:value-type="string">
            <text:p text:style-name="P2">悅俱<text:span text:style-name="T45">第1~6</text:span><text:span text:style-name="T87">廣大善速行心色</text:span>→悅俱<text:span text:style-name="T45">第2~7</text:span><text:span text:style-name="T87">廣大善速行</text:span></text:p>
            <text:p text:style-name="P43"/>
          </table:table-cell>
          <table:table-cell table:style-name="表格6.D42" office:value-type="string">
            <text:p text:style-name="P2">悅俱<text:span text:style-name="T45">前</text:span><text:span text:style-name="T87">廣大善速行心色</text:span>→悅俱<text:span text:style-name="T45">後</text:span><text:span text:style-name="T87">廣大善速行</text:span></text:p>
            <text:p text:style-name="P43"/>
          </table:table-cell>
        </table:table-row>
        <table:table-row table:style-name="表格6.1">
          <table:table-cell table:style-name="表格6.A1" office:value-type="string">
            <text:p text:style-name="P23">ch.8-93</text:p>
          </table:table-cell>
          <table:table-cell table:style-name="表格6.A1" office:value-type="string">
            <text:p text:style-name="P65">4無間緣第2及第4列</text:p>
          </table:table-cell>
          <table:table-cell table:style-name="表格6.C43" office:value-type="string">
            <text:p text:style-name="P44"><text:span text:style-name="T65">……以此類推　　悅俱</text:span><text:span text:style-name="T57">第2~6</text:span><text:span text:style-name="T65">廣大唯作→悅俱</text:span><text:span text:style-name="T57">第3~7廣大唯作</text:span></text:p>
            <text:p text:style-name="P44"><text:span text:style-name="T65">……以此類推　　→捨俱</text:span><text:span text:style-name="T57">第2~6</text:span><text:span text:style-name="T65">廣大唯作→捨俱</text:span><text:span text:style-name="T57">第3~7</text:span><text:span text:style-name="T65">廣大唯作</text:span></text:p>
            <text:p text:style-name="P2"/>
          </table:table-cell>
          <table:table-cell table:style-name="表格6.D43" office:value-type="string">
            <text:p text:style-name="P44"><text:span text:style-name="T65">……以此類推　　悅俱</text:span><text:span text:style-name="T57">前</text:span><text:span text:style-name="T65">廣大唯作→悅俱</text:span><text:span text:style-name="T57">後</text:span><text:span text:style-name="T65">廣大唯作</text:span></text:p>
            <text:p text:style-name="P44"><text:span text:style-name="T65">……以此類推　　→捨俱</text:span><text:span text:style-name="T57">前</text:span><text:span text:style-name="T65">廣大唯作→捨俱</text:span><text:span text:style-name="T57">後</text:span><text:span text:style-name="T65">廣大唯作</text:span></text:p>
            <text:p text:style-name="P2"/>
          </table:table-cell>
        </table:table-row>
        <table:table-row table:style-name="表格6.1">
          <table:table-cell table:style-name="表格6.A1" office:value-type="string">
            <text:p text:style-name="P23">ch.8-93</text:p>
          </table:table-cell>
          <table:table-cell table:style-name="表格6.A1" office:value-type="string">
            <text:p text:style-name="P65">8依止緣第2及第4列</text:p>
          </table:table-cell>
          <table:table-cell table:style-name="表格6.C44" office:value-type="string">
            <text:p text:style-name="P2">悅俱<text:span text:style-name="T45">第1~6</text:span><text:span text:style-name="T87">廣大唯作心色</text:span>→悅俱<text:span text:style-name="T45">第2~7</text:span><text:span text:style-name="T87">廣大唯作</text:span></text:p>
            <text:p text:style-name="P2"><text:span text:style-name="T87">捨</text:span>俱<text:span text:style-name="T45">第1~6</text:span><text:span text:style-name="T87">廣大唯作心色</text:span>→捨俱<text:span text:style-name="T45">第2~7</text:span><text:span text:style-name="T87">廣大唯作</text:span></text:p>
          </table:table-cell>
          <table:table-cell table:style-name="表格6.D44" office:value-type="string">
            <text:p text:style-name="P2">悅俱<text:span text:style-name="T45">前</text:span><text:span text:style-name="T87">廣大唯作心色</text:span>→悅俱<text:span text:style-name="T45">後</text:span><text:span text:style-name="T87">廣大唯作</text:span></text:p>
            <text:p text:style-name="P2"><text:span text:style-name="T87">捨</text:span>俱<text:span text:style-name="T45">前</text:span><text:span text:style-name="T87">廣大唯作心色</text:span>→捨俱<text:span text:style-name="T45">後</text:span><text:span text:style-name="T87">廣大唯作</text:span></text:p>
          </table:table-cell>
        </table:table-row>
        <table:table-row table:style-name="表格6.1">
          <table:table-cell table:style-name="表格6.A1" office:value-type="string">
            <text:p text:style-name="P23">ch.8-9<text:span text:style-name="T92">5</text:span></text:p>
          </table:table-cell>
          <table:table-cell table:style-name="表格6.A1" office:value-type="string">
            <text:p text:style-name="P65">表格上方</text:p>
          </table:table-cell>
          <table:table-cell table:style-name="表格6.C45" office:value-type="string">
            <text:p text:style-name="P2">a)名俱生 b)色俱生 c)無間緣 d)依處緣 e)後生緣.......</text:p>
          </table:table-cell>
          <table:table-cell table:style-name="表格6.D45" office:value-type="string">
            <text:p text:style-name="P2">改為和<text:span text:style-name="T14">ch.8-94表格上方一樣</text:span></text:p>
          </table:table-cell>
        </table:table-row>
        <table:table-row table:style-name="表格6.46">
          <table:table-cell table:style-name="表格6.A1" office:value-type="string">
            <text:p text:style-name="P23">ch.8-96</text:p>
          </table:table-cell>
          <table:table-cell table:style-name="表格6.A1" office:value-type="string">
            <text:p text:style-name="P65">上方結生方框</text:p>
          </table:table-cell>
          <table:table-cell table:style-name="表格6.C46" office:value-type="string">
            <text:p text:style-name="P72"><text:span text:style-name="T88">今世結生</text:span><text:span text:style-name="T89"> </text:span><text:span text:style-name="T90">心所依處</text:span></text:p>
            <text:p text:style-name="P38"><text:span text:style-name="T62">d</text:span><text:span text:style-name="T63">)</text:span><text:span text:style-name="T27">依</text:span><text:span text:style-name="T84">處俱生組6緣</text:span></text:p>
            <text:p text:style-name="P2"/>
          </table:table-cell>
          <table:table-cell table:style-name="表格6.D46" office:value-type="string">
            <text:p text:style-name="P72"><text:span text:style-name="T88">今世結生</text:span><text:span text:style-name="T89"> </text:span><text:span text:style-name="T90">心所依處</text:span></text:p>
            <text:p text:style-name="P38"><text:span text:style-name="T64">b</text:span><text:span text:style-name="T63">)</text:span><text:span text:style-name="T27">依</text:span><text:span text:style-name="T84">處俱生組6緣</text:span></text:p>
            <text:p text:style-name="P2"/>
          </table:table-cell>
        </table:table-row>
        <table:table-row table:style-name="表格6.1">
          <table:table-cell table:style-name="表格6.A1" office:value-type="string">
            <text:p text:style-name="P23">ch.8-99</text:p>
          </table:table-cell>
          <table:table-cell table:style-name="表格6.A1" office:value-type="string">
            <text:p text:style-name="P65">表格下方倒數第二列</text:p>
          </table:table-cell>
          <table:table-cell table:style-name="表格6.C47" office:value-type="string">
            <text:p text:style-name="P73"><text:span text:style-name="T91">生時與住時同時受到</text:span><text:span text:style-name="T57">21</text:span><text:span text:style-name="T91">緣力的支助</text:span></text:p>
          </table:table-cell>
          <table:table-cell table:style-name="表格6.D47" office:value-type="string">
            <text:p text:style-name="P73"><text:span text:style-name="T91">生時與住時同時受到</text:span><text:span text:style-name="T57">24</text:span><text:span text:style-name="T91">緣力的支助</text:span></text:p>
            <text:p text:style-name="P75"/>
          </table:table-cell>
        </table:table-row>
        <table:table-row table:style-name="表格6.1">
          <table:table-cell table:style-name="表格6.A1" office:value-type="string">
            <text:p text:style-name="P29">ch.8-104</text:p>
          </table:table-cell>
          <table:table-cell table:style-name="表格6.A1" office:value-type="string">
            <text:p text:style-name="P65">表格下方倒數第三列</text:p>
          </table:table-cell>
          <table:table-cell table:style-name="表格6.C48" office:value-type="string">
            <text:p text:style-name="P76"><text:span text:style-name="T91">而心生色聚則除名俱生組的數目有變化</text:span><text:span text:style-name="T57">(隨同時生起的名聚的數目-1相互緣)</text:span><text:span text:style-name="T91">及雙五識無心生色聚外</text:span></text:p>
          </table:table-cell>
          <table:table-cell table:style-name="表格6.D48" office:value-type="string">
            <text:p text:style-name="P73"><text:span text:style-name="T91">而心生色聚則除名俱生組的數目有變化</text:span><text:span text:style-name="T57">(隨同時生起的名聚的數目-1相互緣，不相應緣取代相應緣)</text:span><text:span text:style-name="T91">及雙五識無心生色聚外</text:span></text:p>
            <text:p text:style-name="P74"/>
          </table:table-cell>
        </table:table-row>
        <text:soft-page-break/>
        <table:table-row table:style-name="表格6.1">
          <table:table-cell table:style-name="表格6.A1" office:value-type="string">
            <text:p text:style-name="P9">頁碼(頁數)</text:p>
          </table:table-cell>
          <table:table-cell table:style-name="表格6.A1" office:value-type="string">
            <text:p text:style-name="P10">位置</text:p>
          </table:table-cell>
          <table:table-cell table:style-name="表格6.C49" office:value-type="string">
            <text:p text:style-name="P10">修訂前</text:p>
          </table:table-cell>
          <table:table-cell table:style-name="表格6.D49" office:value-type="string">
            <text:p text:style-name="P10">修訂後</text:p>
          </table:table-cell>
        </table:table-row>
        <table:table-row table:style-name="表格6.1">
          <table:table-cell table:style-name="表格6.A7" office:value-type="string">
            <text:p text:style-name="P29">ch.8-110</text:p>
          </table:table-cell>
          <table:table-cell table:style-name="表格6.A7" office:value-type="string">
            <text:p text:style-name="P65">上方第三列起</text:p>
          </table:table-cell>
          <table:table-cell table:style-name="表格6.C50" office:value-type="string">
            <text:p text:style-name="P74">(a)所緣親依止緣：</text:p>
            <text:p text:style-name="P73"><text:span text:style-name="T91">佈施、持戒、作布薩業後，重視、愛好且樂於此（諸善行），而生起以它（諸善行）為重要所緣的貪、邪見</text:span><text:span text:style-name="T57">、疑、掉舉、憂</text:span><text:span text:style-name="T91">（心）。重視、愛好且樂於先前所作（諸善行），而生起以它（諸善行）為重要所緣的貪、邪見</text:span><text:span text:style-name="T57">、疑、掉舉、憂</text:span><text:span text:style-name="T91">（心）。從禪那出定，重視、愛好且樂於該禪那，而生起以它（該禪那）為重要所緣的貪、邪見</text:span><text:span text:style-name="T57">、疑、掉舉</text:span><text:span text:style-name="T91">（心）。</text:span><text:span text:style-name="T57">當禪那退失時，後悔而生憂（心）。</text:span></text:p>
          </table:table-cell>
          <table:table-cell table:style-name="表格6.D50" office:value-type="string">
            <text:p text:style-name="P74">(a)所緣親依止緣：</text:p>
            <text:p text:style-name="P74">佈施、持戒、作布薩業後，重視、愛好且樂於此（諸善行），而生起以它（諸善行）為重要所緣的貪、邪見（心）。重視、愛好且樂於先前所作（諸善行），而生起以它（諸善行）為重要所緣的貪、邪見（心）。從禪那出定，重視、愛好且樂於該禪那，而生起以它（該禪那）為重要所緣的貪、邪見（心）。</text:p>
          </table:table-cell>
        </table:table-row>
        <table:table-row table:style-name="表格6.1">
          <table:table-cell table:style-name="表格6.A1" office:value-type="string">
            <text:p text:style-name="P29">ch.8-112</text:p>
          </table:table-cell>
          <table:table-cell table:style-name="表格6.A1" office:value-type="string">
            <text:p text:style-name="P65">倒數第10列起</text:p>
          </table:table-cell>
          <table:table-cell table:style-name="表格6.C51" office:value-type="string">
            <text:p text:style-name="P74">a)所緣親依止緣：</text:p>
            <text:p text:style-name="P73"><text:span text:style-name="T91">重視、愛好且樂於眼，而生起以它 (眼)為重要所緣的貪、邪見 (心)。愛好樂於耳、鼻、舌、身、色、聲、香、味、觸、(心所)依處、果報無記或唯作無記諸蘊，而生起以此為所緣的貪、邪見</text:span><text:span text:style-name="T57">、疑、掉舉、憂</text:span><text:span text:style-name="T91">(心)。</text:span></text:p>
          </table:table-cell>
          <table:table-cell table:style-name="表格6.D51" office:value-type="string">
            <text:p text:style-name="P74">a)所緣親依止緣：</text:p>
            <text:p text:style-name="P74">重視、愛好且樂於眼，而生起以它 (眼)為重要所緣的貪、邪見 (心)。愛好樂於耳、鼻、舌、身、色、聲、香、味、觸、(心所)依處、果報無記或唯作無記諸蘊，而生起以此為所緣的貪、邪見(心)。</text:p>
          </table:table-cell>
        </table:table-row>
        <table:table-row table:style-name="表格6.1">
          <table:table-cell table:style-name="表格6.A1" office:value-type="string">
            <text:p text:style-name="P29">ch.8-117</text:p>
          </table:table-cell>
          <table:table-cell table:style-name="表格6.A1" office:value-type="string">
            <text:p text:style-name="P65">第18題</text:p>
          </table:table-cell>
          <table:table-cell table:style-name="表格6.C52" office:value-type="string">
            <text:p text:style-name="P76"><text:span text:style-name="T91">( <text:s/>)18.「心生色」生起，所須的緣不包括：1.相應緣 2.</text:span><text:span text:style-name="T57">相互緣</text:span><text:span text:style-name="T91"> 3.親依止緣　4.以上皆是</text:span></text:p>
          </table:table-cell>
          <table:table-cell table:style-name="表格6.D52" office:value-type="string">
            <text:p text:style-name="P73"><text:span text:style-name="T91">( <text:s/>)18.「心生色」生起，所須的緣不包括：1.相應緣 2.</text:span><text:span text:style-name="T57">名色之間的相互緣</text:span><text:span text:style-name="T91"> 3.親依止緣　4.以上皆是</text:span></text:p>
          </table:table-cell>
        </table:table-row>
        <table:table-row table:style-name="表格6.1">
          <table:table-cell table:style-name="表格6.A1" office:value-type="string">
            <text:p text:style-name="P29">appendix-5</text:p>
          </table:table-cell>
          <table:table-cell table:style-name="表格6.B53" office:value-type="string">
            <text:p text:style-name="P62">表格左邊最上</text:p>
          </table:table-cell>
          <table:table-cell table:style-name="表格6.C53" office:value-type="string">
            <text:p text:style-name="P82"><text:span text:style-name="T26">通一切心所 </text:span><text:span text:style-name="T35">(aññasamasam asamānā；ethically varibles)</text:span><text:span text:style-name="T26">十三個</text:span></text:p>
          </table:table-cell>
          <table:table-cell table:style-name="表格6.D53" office:value-type="string">
            <text:p text:style-name="P81"><text:span text:style-name="T15">通一切心所 </text:span><text:span text:style-name="T37">(aññasamasam asamānā；ethically </text:span><text:span text:style-name="T98">variables</text:span><text:span text:style-name="T37">)</text:span><text:span text:style-name="T15">十三個</text:span></text:p>
          </table:table-cell>
        </table:table-row>
        <table:table-row table:style-name="表格6.1">
          <table:table-cell table:style-name="表格6.A7" office:value-type="string">
            <text:p text:style-name="P29">appendix-5</text:p>
          </table:table-cell>
          <table:table-cell table:style-name="表格6.A7" office:value-type="string">
            <text:p text:style-name="P63">表格右邊中間</text:p>
          </table:table-cell>
          <table:table-cell table:style-name="表格6.C54" office:value-type="string">
            <text:p text:style-name="P82"><text:span text:style-name="T26">18. 心所正直性</text:span><text:span text:style-name="T35">(kāyujukatā；proficiency of mental body)</text:span></text:p>
            <text:p text:style-name="P82"><text:span text:style-name="T26">19. 心正直性</text:span><text:span text:style-name="T36">(cittujukatā；proficiency of consciousness)</text:span></text:p>
          </table:table-cell>
          <table:table-cell table:style-name="表格6.D54" office:value-type="string">
            <text:p text:style-name="P83"><text:span text:style-name="T26">18. 心所正直性</text:span><text:span text:style-name="T35">(kāyujukatā；</text:span><text:span text:style-name="T99">rectitude</text:span><text:span text:style-name="T35"> of mental body)</text:span></text:p>
            <text:p text:style-name="P83"><text:span text:style-name="T26">19. 心正直性</text:span><text:span text:style-name="T36">(cittujukatā；</text:span><text:span text:style-name="T97">rectitude</text:span><text:span text:style-name="T36"> of consciousness)</text:span></text:p>
          </table:table-cell>
        </table:table-row>
        <text:soft-page-break/>
        <table:table-row table:style-name="表格6.1">
          <table:table-cell table:style-name="表格6.A1" office:value-type="string">
            <text:p text:style-name="P9">頁碼(頁數)</text:p>
          </table:table-cell>
          <table:table-cell table:style-name="表格6.A1" office:value-type="string">
            <text:p text:style-name="P10">位置</text:p>
          </table:table-cell>
          <table:table-cell table:style-name="表格6.C55" office:value-type="string">
            <text:p text:style-name="P10">修訂前</text:p>
          </table:table-cell>
          <table:table-cell table:style-name="表格6.D55" office:value-type="string">
            <text:p text:style-name="P10">修訂後</text:p>
          </table:table-cell>
        </table:table-row>
        <table:table-row table:style-name="表格6.1">
          <table:table-cell table:style-name="表格6.A7" office:value-type="string">
            <text:p text:style-name="P29">appendix-56</text:p>
          </table:table-cell>
          <table:table-cell table:style-name="表格6.A7" office:value-type="string">
            <text:p text:style-name="P61">倒數第8列</text:p>
          </table:table-cell>
          <table:table-cell table:style-name="表格6.C56" office:value-type="string">
            <text:p text:style-name="P77"><text:span text:style-name="T28">心色(</text:span><text:span text:style-name="T15">心所依處)或</text:span><text:span text:style-name="T26">心色十法聚(</text:span><text:span text:style-name="T15">hadaya dasaka kal</text:span><text:span text:style-name="T29">ā</text:span><text:span text:style-name="T15">pa</text:span><text:span text:style-name="T26">)是</text:span><text:span text:style-name="T15">一切心</text:span><text:span text:style-name="T45">、五識</text:span><text:span text:style-name="T15">的依處色(</text:span><text:span text:style-name="T26">依靠處)…….</text:span></text:p>
          </table:table-cell>
          <table:table-cell table:style-name="表格6.D56" office:value-type="string">
            <text:p text:style-name="P77"><text:span text:style-name="T28">心色(</text:span><text:span text:style-name="T15">心所依處)或</text:span><text:span text:style-name="T26">心色十法聚(</text:span><text:span text:style-name="T15">hadaya dasaka kal</text:span><text:span text:style-name="T29">ā</text:span><text:span text:style-name="T15">pa</text:span><text:span text:style-name="T26">)是</text:span><text:span text:style-name="T15">一切心</text:span><text:span text:style-name="T45">(扣除雙五識及四無色界心)</text:span>的<text:span text:style-name="T15">依處色(</text:span><text:span text:style-name="T26">依靠處)…….</text:span></text:p>
            <text:p text:style-name="P80"/>
          </table:table-cell>
        </table:table-row>
        <table:table-row table:style-name="表格6.1">
          <table:table-cell table:style-name="表格6.A7" office:value-type="string">
            <text:p text:style-name="P18">answer- 31</text:p>
            <text:p text:style-name="P29"/>
          </table:table-cell>
          <table:table-cell table:style-name="表格6.A7" office:value-type="string">
            <text:p text:style-name="P61">第18題</text:p>
          </table:table-cell>
          <table:table-cell table:style-name="表格6.C57" office:value-type="string">
            <text:p text:style-name="P78"><text:span text:style-name="T15">( 4 )18.「心生色」生起，所須的緣不包括：1.相應緣 2.</text:span><text:span text:style-name="T45">相互緣</text:span><text:span text:style-name="T15"> 3.親依止緣　4.以上皆是</text:span></text:p>
            <text:p text:style-name="P78"><text:span text:style-name="T15">（說明：二十四緣中，「心生色聚」生起不依靠：所緣緣、</text:span><text:span text:style-name="T45">相互緣</text:span><text:span text:style-name="T15">、無間緣、等無間緣、親依止緣、重複緣、無有緣、離去緣、前生緣、相應緣）</text:span></text:p>
          </table:table-cell>
          <table:table-cell table:style-name="表格6.D57" office:value-type="string">
            <text:p text:style-name="P78"><text:span text:style-name="T15">( 4 )18.「心生色」生起，所須的緣不包括：1.相應緣 2.</text:span><text:span text:style-name="T45">名色之間的相互緣</text:span><text:span text:style-name="T15"> 3.親依止緣　4.以上皆是</text:span></text:p>
            <text:p text:style-name="P78"><text:span text:style-name="T15">（說明：二十四緣中，「心生色聚」生起不依靠：所緣緣、</text:span><text:span text:style-name="T45">名色之間相互緣</text:span><text:span text:style-name="T15">、無間緣、等無間緣、親依止緣、重複緣、無有緣、離去緣、前生緣、相應緣）</text:span></text:p>
          </table:table-cell>
        </table:table-row>
        <table:table-row table:style-name="表格6.1">
          <table:table-cell table:style-name="表格6.A1" office:value-type="string">
            <text:p text:style-name="P18">answer- 49</text:p>
            <text:p text:style-name="P18"/>
          </table:table-cell>
          <table:table-cell table:style-name="表格6.A1" office:value-type="string">
            <text:p text:style-name="P61">第26題答倒數第二列</text:p>
          </table:table-cell>
          <table:table-cell table:style-name="表格6.C58" office:value-type="string">
            <text:p text:style-name="P84"><text:span text:style-name="T15">以未修禪那者而證得道、果來說，初禪的</text:span><text:span text:style-name="T45">「種姓智」、</text:span><text:span text:style-name="T15">「道智」、「果智」各有36個心所，跟初禪安止心33個心所不同。</text:span></text:p>
          </table:table-cell>
          <table:table-cell table:style-name="表格6.D58" office:value-type="string">
            <text:p text:style-name="P79">以未修禪那者而證得道、果來說，初禪的「道智」、「果智」各有36個心所，跟初禪安止心33個心所不同。</text:p>
          </table:table-cell>
        </table:table-row>
      </table:table>
      <text:p text:style-name="P3"/>
      <text:p text:style-name="P47"><text:span text:style-name="T9">*** 製表</text:span><text:span text:style-name="T6">：</text:span><text:span text:style-name="T38">羅慶龍</text:span><text:span text:style-name="T39">(</text:span><text:span text:style-name="T6">Luo, Ching-Lung, </text:span><text:span text:style-name="T10">台灣</text:span><text:span text:style-name="T6">嘉義</text:span><text:span text:style-name="T39">) / 製版：</text:span><text:span text:style-name="T6">Nanda, Taiwan</text:span><text:span text:style-name="T9">*** </text:span></text:p>
      <text:p text:style-name="P15"/>
      <text:p text:style-name="P16">版次：</text:p>
      <text:p text:style-name="P87"><text:span text:style-name="T30">佛曆</text:span><text:span text:style-name="T32">255</text:span><text:span text:style-name="T34">1</text:span><text:span text:style-name="T30">年(公元</text:span><text:span text:style-name="T33">2007</text:span><text:span text:style-name="T31">年) <text:s/></text:span><text:span text:style-name="T33">9</text:span><text:span text:style-name="T30">月</text:span></text:p>
      <text:p text:style-name="P88">佛曆<text:span text:style-name="T93">255</text:span><text:span text:style-name="T96">2</text:span>年(公元<text:span text:style-name="T93">2008</text:span>年) <text:s/><text:span text:style-name="T93">9</text:span>月 修訂二版 </text:p>
      <text:p text:style-name="P88">佛曆<text:span text:style-name="T93">255</text:span><text:span text:style-name="T96">2</text:span>年(公元<text:span text:style-name="T93">2008</text:span>年) <text:span text:style-name="T93">12</text:span>月 <text:span text:style-name="T83">修訂三版</text:span></text:p>
      <text:p text:style-name="P89">佛曆<text:span text:style-name="T93">256</text:span><text:span text:style-name="T96">1</text:span>年(公元<text:span text:style-name="T93">2017</text:span>年) <text:span text:style-name="T93">05</text:span>月 <text:span text:style-name="T83">羅慶龍 修訂四版</text:span></text:p>
      <text:p text:style-name="P89"><text:span text:style-name="T85">佛曆</text:span><text:span text:style-name="T94">256</text:span><text:span text:style-name="T95">6</text:span><text:span text:style-name="T85">年(公元</text:span><text:span text:style-name="T94">2022</text:span><text:span text:style-name="T85">年) </text:span><text:span text:style-name="T94">02</text:span><text:span text:style-name="T85">月 羅慶龍 修訂五版</text:span></text:p>
      <text:p text:style-name="P90"/>
      <text:p text:style-name="P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細明體3" svg:font-family="細明體, MingLiU" style:font-family-generic="modern"/>
    <style:font-face style:name="標楷體1" svg:font-family="標楷體" style:font-family-generic="script"/>
    <style:font-face style:name="Lucida Sans1" svg:font-family="'Lucida Sans'" style:font-family-generic="swiss"/>
    <style:font-face style:name="細明體1" svg:font-family="細明體" style:font-family-generic="modern" style:font-pitch="fixed"/>
    <style:font-face style:name="標楷體" svg:font-family="標楷體" style:font-family-generic="script" style:font-pitch="fixed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新細明體2" svg:font-family="新細明體, PMingLiU" style:font-family-generic="roman" style:font-pitch="variable"/>
    <style:font-face style:name="細明體" svg:font-family="細明體" style:font-family-generic="roman" style:font-pitch="variable"/>
    <style:font-face style:name="華康粗黑體" svg:font-family="華康粗黑體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  <style:font-face style:name="Wingdings 31" svg:font-family="'Wingdings 3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2" svg:font-family="細明體" style:font-family-generic="system" style:font-pitch="variable"/>
    <style:font-face style:name="華康中黑體" svg:font-family="華康中黑體" style:font-family-generic="system" style:font-pitch="variable"/>
    <style:font-face style:name="華康粗黑體1" svg:font-family="華康粗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0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fo:font-size="12pt" style:letter-kerning="true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212cm" style:contextual-spacing="false" fo:text-align="center" style:justify-single-word="false" fo:keep-with-next="always"/>
      <style:text-properties fo:color="#800000" loext:opacity="100%" style:font-name="Times New Roman" fo:font-family="'Times New Roman'" style:font-family-generic="roman" style:font-pitch="variable" fo:font-size="18pt" style:letter-kerning="false" style:font-name-asian="標楷體2" style:font-family-asian="標楷體" style:font-family-generic-asian="system" style:font-pitch-asian="variable" style:font-size-asian="18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style:vertical-align="baseline" style:snap-to-layout-grid="fals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annotation_20_text" style:display-name="annotation text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細明體" fo:font-family="細明體" style:font-family-generic="roman" style:font-pitch="variable" style:font-name-asian="細明體2" style:font-family-asian="細明體" style:font-family-generic-asian="system" style:font-pitch-asian="variable" style:font-size-complex="10pt"/>
    </style:style>
    <style:style style:name="標準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細明體2" style:font-family-asian="細明體" style:font-family-generic-asian="system" style:font-pitch-asian="variable" style:font-size-asian="12pt" style:font-size-complex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 Unicode MS" fo:font-family="'Arial Unicode MS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標題_20_1_20_字元" style:display-name="標題 1 字元" style:family="text" style:parent-style-name="Default_20_Paragraph_20_Font">
      <style:text-properties fo:color="#800000" loext:opacity="100%" style:font-name="Times New Roman" fo:font-family="'Times New Roman'" style:font-family-generic="roman" style:font-pitch="variable" fo:font-size="18pt" style:font-name-asian="標楷體2" style:font-family-asian="標楷體" style:font-family-generic-asian="system" style:font-pitch-asian="variable" style:font-size-asian="18pt" style:font-name-complex="Times New Roman1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gmail-apple-tab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頁首_20_字元" style:display-name="頁首 字元" style:family="text" style:parent-style-name="Default_20_Paragraph_20_Font">
      <style:text-properties style:letter-kerning="true" style:font-name-complex="Times New Roman1" style:font-family-complex="'Times New Roman'" style:font-family-generic-complex="system" style:font-pitch-complex="variable"/>
    </style:style>
    <style:style style:name="頁尾_20_字元" style:display-name="頁尾 字元" style:family="text" style:parent-style-name="Default_20_Paragraph_20_Font">
      <style:text-properties style:letter-kerning="true" style:font-name-complex="Times New Roman1" style:font-family-complex="'Times New Roman'" style:font-family-generic-complex="system" style:font-pitch-complex="variable"/>
    </style:style>
    <style:style style:name="m_5f_-4456255167757762031gmail-apple-tab-span" style:display-name="m_-4456255167757762031gmail-apple-tab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註腳文字_20_字元" style:display-name="註腳文字 字元" style:family="text" style:parent-style-name="Default_20_Paragraph_20_Font">
      <style:text-properties style:font-name="Times New Roman" fo:font-family="'Times New Roman'" style:font-family-generic="roman" style:font-pitch="variable" style:letter-kerning="true" style:font-name-complex="Times New Roman1" style:font-family-complex="'Times New Roman'" style:font-family-generic-complex="system" style:font-pitch-complex="variable"/>
    </style:style>
    <style:style style:name="註解文字_20_字元" style:display-name="註解文字 字元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size-asian="12pt" style:font-name-complex="Times New Roman1" style:font-family-complex="'Times New Roman'" style:font-family-generic-complex="system" style:font-pitch-complex="variable"/>
    </style:style>
    <style:style style:name="純文字_20_字元" style:display-name="純文字 字元" style:family="text" style:parent-style-name="Default_20_Paragraph_20_Font">
      <style:text-properties style:font-name="細明體" fo:font-family="細明體" style:font-family-generic="roman" style:font-pitch="variable" fo:font-size="12pt" style:letter-kerning="true" style:font-name-asian="細明體2" style:font-family-asian="細明體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《攝阿毘達摩義論表解完整版》Abhidhammatthasaṅgaha-Vitthāra 附錄</dc:title>
    <meta:initial-creator>metta</meta:initial-creator>
    <meta:editing-cycles>80</meta:editing-cycles>
    <meta:creation-date>2022-02-15T16:14:00</meta:creation-date>
    <dc:date>2022-03-17T21:50:40.900000000</dc:date>
    <meta:editing-duration>P2DT6H28M44S</meta:editing-duration>
    <meta:generator>LibreOffice/7.1.4.2$Windows_X86_64 LibreOffice_project/a529a4fab45b75fefc5b6226684193eb000654f6</meta:generator>
    <meta:keyword>攝阿毘達摩義論表解</meta:keyword>
    <meta:keyword>Abhidhammatthasaṅgaha-Vitthāra</meta:keyword>
    <meta:document-statistic meta:table-count="6" meta:image-count="0" meta:object-count="0" meta:page-count="7" meta:paragraph-count="356" meta:word-count="4350" meta:character-count="5641" meta:non-whitespace-character-count="5370"/>
    <meta:user-defined meta:name="AppVersion">12.0000</meta:user-defined>
    <meta:user-defined meta:name="Company">NCKU</meta:user-defined>
    <meta:template xlink:type="simple" xlink:actuate="onRequest" xlink:title="Normal" xlink:href=""/>
  </office:meta>
</office:document-meta>
</file>